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907cm"/>
    </style:style>
    <style:style style:name="co3" style:family="table-column">
      <style:table-column-properties fo:break-before="auto" style:column-width="4.89cm"/>
    </style:style>
    <style:style style:name="co4" style:family="table-column">
      <style:table-column-properties fo:break-before="auto" style:column-width="4.318cm"/>
    </style:style>
    <style:style style:name="co6" style:family="table-column">
      <style:table-column-properties fo:break-before="auto" style:column-width="1.813cm"/>
    </style:style>
    <style:style style:name="ro6" style:family="table-row">
      <style:table-row-properties style:row-height="0.473cm" fo:break-before="auto" style:use-optimal-row-height="true"/>
    </style:style>
    <style:style style:name="ro7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741cm" fo:break-before="auto" style:use-optimal-row-height="false"/>
    </style:style>
    <style:style style:name="ro5" style:family="table-row">
      <style:table-row-properties style:row-height="0.453cm" fo:break-before="auto" style:use-optimal-row-height="false"/>
    </style:style>
    <style:style style:name="ro8" style:family="table-row">
      <style:table-row-properties style:row-height="1.947cm" fo:break-before="auto" style:use-optimal-row-height="true"/>
    </style:style>
    <style:style style:name="ro9" style:family="table-row">
      <style:table-row-properties style:row-height="1.053cm" fo:break-before="auto" style:use-optimal-row-height="true"/>
    </style:style>
    <style:style style:name="ro10" style:family="table-row">
      <style:table-row-properties style:row-height="2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8" style:family="table-cell" style:parent-style-name="Default">
      <style:table-cell-properties fo:border="0.002cm solid #000000"/>
    </style:style>
    <style:style style:name="ce49" style:family="table-cell" style:parent-style-name="Default" style:data-style-name="N109">
      <style:table-cell-properties fo:border="0.002cm solid #000000"/>
    </style:style>
    <style:style style:name="ce50" style:family="table-cell" style:parent-style-name="Default" style:data-style-name="N0">
      <style:table-cell-properties fo:border="0.002cm solid #000000"/>
    </style:style>
    <style:style style:name="ce4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able-cell-properties style:text-align-source="fix" style:repeat-content="false" fo:background-color="transparent" fo:wrap-option="no-wrap" fo:border="0.002cm solid #000000" style:vertical-align="middle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7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8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9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cm"/>
      <style:text-properties fo:font-size="13pt" style:font-size-asian="13pt" style:font-size-complex="13pt"/>
    </style:style>
    <style:style style:name="ce10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1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2" style:family="table-cell" style:parent-style-name="Default">
      <style:text-properties fo:font-size="13pt" style:font-size-asian="13pt" style:font-size-complex="13pt"/>
    </style:style>
    <style:style style:name="ce13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4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5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6" style:family="table-cell" style:parent-style-name="Default">
      <style:table-cell-properties fo:background-color="#00ff66"/>
      <style:text-properties fo:font-size="13pt" style:font-size-asian="13pt" style:font-size-complex="13pt"/>
    </style:style>
    <style:style style:name="ce17" style:family="table-cell" style:parent-style-name="Default">
      <style:table-cell-properties fo:wrap-option="no-wrap" fo:border="0.002cm solid #000000" style:vertical-align="middle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8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fo:wrap-option="no-wrap" style:vertical-align="middle"/>
      <style:text-properties fo:font-size="13pt" style:font-size-asian="13pt" style:font-size-complex="13pt"/>
    </style:style>
    <style:style style:name="ce20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2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23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6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2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1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32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3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5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36" style:family="table-cell" style:parent-style-name="Default">
      <style:table-cell-properties fo:wrap-option="no-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37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wrap-option="no-wrap"/>
      <style:text-properties fo:font-size="13pt" style:font-size-asian="13pt" style:font-size-complex="13pt"/>
    </style:style>
    <style:style style:name="ce39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40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41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2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43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5" style:family="table-cell" style:parent-style-name="Default">
      <style:table-cell-properties fo:background-color="#cccc99" fo:border="0.002cm solid #000000"/>
      <style:text-properties fo:font-size="13pt" style:font-size-asian="13pt" style:font-size-complex="13pt"/>
    </style:style>
    <style:style style:name="ce46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7" style:family="table-cell" style:parent-style-name="Default">
      <style:table-cell-properties fo:background-color="#ff99ff" fo:border="0.002cm solid #000000"/>
      <style:text-properties fo:font-size="13pt" style:font-size-asian="13pt" style:font-size-complex="13pt"/>
    </style:style>
    <style:style style:name="ce51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52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53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6" table:default-cell-style-name="ce12"/>
        <table:table-column table:style-name="co5" table:number-columns-repeated="1020" table:default-cell-style-name="ce12"/>
        <table:table-row table:style-name="ro3">
          <table:table-cell table:style-name="ce4" table:formula="of:=MAX([.A2:.A19])" office:value-type="float" office:value="18">
            <text:p>18</text:p>
          </table:table-cell>
          <table:table-cell table:style-name="ce16" office:value-type="string">
            <text:p>file_name</text:p>
          </table:table-cell>
          <table:table-cell table:style-name="ce35" office:value-type="string">
            <text:p>memos</text:p>
          </table:table-cell>
          <table:table-cell table:style-name="ce45" table:number-columns-repeated="2"/>
          <table:table-cell table:style-name="ce45" office:value-type="string">
            <text:p>GPS</text:p>
          </table:table-cell>
          <table:table-cell table:style-name="ce47"/>
          <table:table-cell table:style-name="ce52" office:value-type="string">
            <text:p>extension</text:p>
          </table:table-cell>
          <table:table-cell table:style-name="ce52"/>
          <table:table-cell table:number-columns-repeated="1015"/>
        </table:table-row>
        <table:table-row table:style-name="ro3">
          <table:table-cell table:style-name="ce5" office:value-type="float" office:value="5">
            <text:p>5</text:p>
          </table:table-cell>
          <table:table-cell table:style-name="ce10" office:value-type="string">
            <text:p>2022-11-05_07-43-28_000.jpg</text:p>
          </table:table-cell>
          <table:table-cell table:style-name="ce27" office:value-type="string">
            <text:p>:m :PHOTO 起きた時刻 / 2022</text:p>
          </table:table-cell>
          <table:table-cell table:style-name="ce29" office:value-type="string">
            <text:p>:m :PHOTO 起きた時刻（夜中） / 2022</text:p>
          </table:table-cell>
          <table:table-cell table:style-name="ce10" table:number-columns-repeated="2"/>
          <table:table-cell table:style-name="ce51"/>
          <table:table-cell table:style-name="ce10" table:formula="of:=RIGHT([.B2];[.K2])" office:value-type="string" office:string-value="jpg">
            <text:p>jpg</text:p>
          </table:table-cell>
          <table:table-cell table:style-name="ce53" table:formula="of:=FIND(&quot;.&quot;;[.B2];1)" office:value-type="float" office:value="24">
            <text:p>24</text:p>
          </table:table-cell>
          <table:table-cell table:formula="of:=LEN([.B2])" office:value-type="float" office:value="27">
            <text:p>27</text:p>
          </table:table-cell>
          <table:table-cell table:formula="of:=[.J2]-[.I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4">
            <text:p>4</text:p>
          </table:table-cell>
          <table:table-cell table:style-name="ce17" office:value-type="string">
            <text:p>2022-11-05_01-39-50_000.jpg</text:p>
          </table:table-cell>
          <table:table-cell table:style-name="ce27" office:value-type="string">
            <text:p>:m :PHOTO 寝た時刻 / 2022</text:p>
          </table:table-cell>
          <table:table-cell table:style-name="ce27" office:value-type="string">
            <text:p>:m :PHOTO 寝た時刻 / 2022</text:p>
          </table:table-cell>
          <table:table-cell table:style-name="ce10"/>
          <table:table-cell table:style-name="ce10"/>
          <table:table-cell table:style-name="ce51" table:formula="of:=IF([.E3]=&quot;&quot;;[.C3];CONCATENATE([.C3];&quot; / &quot;;[.E3]))" office:value-type="string" office:string-value=":m :PHOTO 寝た時刻 / 2022">
            <text:p>:m :PHOTO 寝た時刻 / 2022</text:p>
          </table:table-cell>
          <table:table-cell table:style-name="ce10" table:formula="of:=RIGHT([.B3];[.K3])" office:value-type="string" office:string-value="jpg">
            <text:p>jpg</text:p>
          </table:table-cell>
          <table:table-cell table:style-name="ce53" table:formula="of:=FIND(&quot;.&quot;;[.B3];1)" office:value-type="float" office:value="24">
            <text:p>24</text:p>
          </table:table-cell>
          <table:table-cell table:formula="of:=LEN([.B3])" office:value-type="float" office:value="27">
            <text:p>27</text:p>
          </table:table-cell>
          <table:table-cell table:formula="of:=[.J3]-[.I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13">
            <text:p>13</text:p>
          </table:table-cell>
          <table:table-cell table:style-name="ce18" office:value-type="string">
            <text:p>2022-11-05_17-56-31_000.jpg</text:p>
          </table:table-cell>
          <table:table-cell table:style-name="ce28" office:value-type="string">
            <text:p>:m #*# / memo:other(m:other) / topic=習字, about=~,other=~,id=~,content=量;由;来;体;積;</text:p>
          </table:table-cell>
          <table:table-cell table:style-name="ce28"/>
          <table:table-cell table:style-name="ce10"/>
          <table:table-cell table:style-name="ce10"/>
          <table:table-cell table:style-name="ce51" table:formula="of:=IF([.E4]=&quot;&quot;;[.C4];CONCATENATE([.C4];&quot; / &quot;;[.E4]))" office:value-type="string" office:string-value=":m #*# / memo:other(m:other) / topic=習字, about=~,other=~,id=~,content=量;由;来;体;積;">
            <text:p>:m #*# / memo:other(m:other) / topic=習字, about=~,other=~,id=~,content=量;由;来;体;積;</text:p>
          </table:table-cell>
          <table:table-cell table:style-name="ce10" table:formula="of:=RIGHT([.B4];[.K4])" office:value-type="string" office:string-value="jpg">
            <text:p>jpg</text:p>
          </table:table-cell>
          <table:table-cell table:style-name="ce53" table:formula="of:=FIND(&quot;.&quot;;[.B4];1)" office:value-type="float" office:value="24">
            <text:p>24</text:p>
          </table:table-cell>
          <table:table-cell table:formula="of:=LEN([.B4])" office:value-type="float" office:value="27">
            <text:p>27</text:p>
          </table:table-cell>
          <table:table-cell table:formula="of:=[.J4]-[.I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7">
            <text:p>7</text:p>
          </table:table-cell>
          <table:table-cell table:style-name="ce18" office:value-type="string">
            <text:p>2022-11-05_11-46-40_000.jpg</text:p>
          </table:table-cell>
          <table:table-cell table:style-name="ce27" office:value-type="string">
            <text:p>:m lang / lang=タイ語 / content=文字；発音,topic=~,other=~</text:p>
          </table:table-cell>
          <table:table-cell table:style-name="ce27"/>
          <table:table-cell table:style-name="ce10"/>
          <table:table-cell table:style-name="ce10"/>
          <table:table-cell table:style-name="ce51" table:formula="of:=IF([.E5]=&quot;&quot;;[.C5];CONCATENATE([.C5];&quot; / &quot;;[.E5]))" office:value-type="string" office:string-value=":m lang / lang=タイ語 / content=文字；発音,topic=~,other=~">
            <text:p>:m lang / lang=タイ語 / content=文字；発音,topic=~,other=~</text:p>
          </table:table-cell>
          <table:table-cell table:style-name="ce10" table:formula="of:=RIGHT([.B5];[.K5])" office:value-type="string" office:string-value="jpg">
            <text:p>jpg</text:p>
          </table:table-cell>
          <table:table-cell table:style-name="ce53" table:formula="of:=FIND(&quot;.&quot;;[.B5];1)" office:value-type="float" office:value="24">
            <text:p>24</text:p>
          </table:table-cell>
          <table:table-cell table:formula="of:=LEN([.B5])" office:value-type="float" office:value="27">
            <text:p>27</text:p>
          </table:table-cell>
          <table:table-cell table:formula="of:=[.J5]-[.I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3">
            <text:p>3</text:p>
          </table:table-cell>
          <table:table-cell table:style-name="ce10" office:value-type="string">
            <text:p>2022-11-05_01-39-44_000.jpg</text:p>
          </table:table-cell>
          <table:table-cell table:style-name="ce28" office:value-type="string">
            <text:p>:m other / log / 寝る前　ウェブ閲覧　記録　（for オナニー） / 未了 / other=~</text:p>
          </table:table-cell>
          <table:table-cell table:style-name="ce28" office:value-type="string">
            <text:p>:m other / log / 寝る前　ウェブ閲覧　記録　（for オナニー） / 未了 / other=~</text:p>
          </table:table-cell>
          <table:table-cell table:style-name="ce10" table:number-columns-repeated="2"/>
          <table:table-cell table:style-name="ce51"/>
          <table:table-cell table:style-name="ce10" table:formula="of:=RIGHT([.B6];[.K6])" office:value-type="string" office:string-value="jpg">
            <text:p>jpg</text:p>
          </table:table-cell>
          <table:table-cell table:style-name="ce53" table:formula="of:=FIND(&quot;.&quot;;[.B6];1)" office:value-type="float" office:value="24">
            <text:p>24</text:p>
          </table:table-cell>
          <table:table-cell table:formula="of:=LEN([.B6])" office:value-type="float" office:value="27">
            <text:p>27</text:p>
          </table:table-cell>
          <table:table-cell table:formula="of:=[.J6]-[.I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1">
            <text:p>1</text:p>
          </table:table-cell>
          <table:table-cell table:style-name="ce18" office:value-type="string">
            <text:p>2022-11-04_19-22-17_000.jpg</text:p>
          </table:table-cell>
          <table:table-cell table:style-name="ce27" office:value-type="string">
            <text:p>:m Other / 買うもの / item=~,at=キャン・ドゥ,for=~,other=買った</text:p>
          </table:table-cell>
          <table:table-cell table:style-name="ce27"/>
          <table:table-cell table:style-name="ce10"/>
          <table:table-cell table:style-name="ce10"/>
          <table:table-cell table:style-name="ce51" table:formula="of:=IF([.E7]=&quot;&quot;;[.C7];CONCATENATE([.C7];&quot; / &quot;;[.E7]))" office:value-type="string" office:string-value=":m Other / 買うもの / item=~,at=キャン・ドゥ,for=~,other=買った">
            <text:p>:m Other / 買うもの / item=~,at=キャン・ドゥ,for=~,other=買った</text:p>
          </table:table-cell>
          <table:table-cell table:style-name="ce10" table:formula="of:=RIGHT([.B7];[.K7])" office:value-type="string" office:string-value="jpg">
            <text:p>jpg</text:p>
          </table:table-cell>
          <table:table-cell table:style-name="ce53" table:formula="of:=FIND(&quot;.&quot;;[.B7];1)" office:value-type="float" office:value="24">
            <text:p>24</text:p>
          </table:table-cell>
          <table:table-cell table:formula="of:=LEN([.B7])" office:value-type="float" office:value="27">
            <text:p>27</text:p>
          </table:table-cell>
          <table:table-cell table:formula="of:=[.J7]-[.I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6">
            <text:p>6</text:p>
          </table:table-cell>
          <table:table-cell table:style-name="ce10" office:value-type="string">
            <text:p>2022-11-05_07-43-40_000.jpg</text:p>
          </table:table-cell>
          <table:table-cell table:style-name="ce20" office:value-type="string">
            <text:p>:m 記録 / お酒：飲んだ量</text:p>
          </table:table-cell>
          <table:table-cell table:style-name="ce27" office:value-type="string">
            <text:p>:m :PHOTO 起きた時刻 / 2022</text:p>
          </table:table-cell>
          <table:table-cell table:style-name="ce10"/>
          <table:table-cell table:style-name="ce10"/>
          <table:table-cell table:style-name="ce51" table:formula="of:=IF([.E8]=&quot;&quot;;[.C8];CONCATENATE([.C8];&quot; / &quot;;[.E8]))" office:value-type="string" office:string-value=":m 記録 / お酒：飲んだ量">
            <text:p>:m 記録 / お酒：飲んだ量</text:p>
          </table:table-cell>
          <table:table-cell table:style-name="ce10" table:formula="of:=RIGHT([.B8];[.K8])" office:value-type="string" office:string-value="jpg">
            <text:p>jpg</text:p>
          </table:table-cell>
          <table:table-cell table:style-name="ce53" table:formula="of:=FIND(&quot;.&quot;;[.B8];1)" office:value-type="float" office:value="24">
            <text:p>24</text:p>
          </table:table-cell>
          <table:table-cell table:formula="of:=LEN([.B8])" office:value-type="float" office:value="27">
            <text:p>27</text:p>
          </table:table-cell>
          <table:table-cell table:formula="of:=[.J8]-[.I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2">
            <text:p>2</text:p>
          </table:table-cell>
          <table:table-cell table:style-name="ce18" office:value-type="string">
            <text:p>2022-11-04_21-16-42_000.jpg</text:p>
          </table:table-cell>
          <table:table-cell table:style-name="ce27" office:value-type="string">
            <text:p>:m 食べた物 </text:p>
          </table:table-cell>
          <table:table-cell table:style-name="ce29"/>
          <table:table-cell table:style-name="ce10"/>
          <table:table-cell table:style-name="ce10"/>
          <table:table-cell table:style-name="ce51" table:formula="of:=IF([.E9]=&quot;&quot;;[.C9];CONCATENATE([.C9];&quot; / &quot;;[.E9]))" office:value-type="string" office:string-value=":m 食べた物 ">
            <text:p>:m 食べた物 </text:p>
          </table:table-cell>
          <table:table-cell table:style-name="ce10" table:formula="of:=RIGHT([.B9];[.K9])" office:value-type="string" office:string-value="jpg">
            <text:p>jpg</text:p>
          </table:table-cell>
          <table:table-cell table:style-name="ce53" table:formula="of:=FIND(&quot;.&quot;;[.B9];1)" office:value-type="float" office:value="24">
            <text:p>24</text:p>
          </table:table-cell>
          <table:table-cell table:formula="of:=LEN([.B9])" office:value-type="float" office:value="27">
            <text:p>27</text:p>
          </table:table-cell>
          <table:table-cell table:formula="of:=[.J9]-[.I9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8">
            <text:p>8</text:p>
          </table:table-cell>
          <table:table-cell table:style-name="ce18" office:value-type="string">
            <text:p>2022-11-05_12-19-34_000.jpg</text:p>
          </table:table-cell>
          <table:table-cell table:style-name="ce27" office:value-type="string">
            <text:p>:m 食べた物 </text:p>
          </table:table-cell>
          <table:table-cell table:style-name="ce28"/>
          <table:table-cell table:style-name="ce10"/>
          <table:table-cell table:style-name="ce10"/>
          <table:table-cell table:style-name="ce51" table:formula="of:=IF([.E10]=&quot;&quot;;[.C10];CONCATENATE([.C10];&quot; / &quot;;[.E10]))" office:value-type="string" office:string-value=":m 食べた物 ">
            <text:p>:m 食べた物 </text:p>
          </table:table-cell>
          <table:table-cell table:style-name="ce10" table:formula="of:=RIGHT([.B10];[.K10])" office:value-type="string" office:string-value="jpg">
            <text:p>jpg</text:p>
          </table:table-cell>
          <table:table-cell table:style-name="ce53" table:formula="of:=FIND(&quot;.&quot;;[.B10];1)" office:value-type="float" office:value="24">
            <text:p>24</text:p>
          </table:table-cell>
          <table:table-cell table:formula="of:=LEN([.B10])" office:value-type="float" office:value="27">
            <text:p>27</text:p>
          </table:table-cell>
          <table:table-cell table:formula="of:=[.J10]-[.I10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9">
            <text:p>9</text:p>
          </table:table-cell>
          <table:table-cell table:style-name="ce18" office:value-type="string">
            <text:p>2022-11-05_14-12-47_000.mp4</text:p>
          </table:table-cell>
          <table:table-cell table:style-name="ce27" office:value-type="string">
            <text:p>:VIDEO / @自室 / 記録 / jap.flute / 演奏、play / R=1 / genre=demo,for=alt-fingering:h-6open~blow=kan;,session=hour-14,other= / follow~,memo=+</text:p>
          </table:table-cell>
          <table:table-cell table:style-name="ce29"/>
          <table:table-cell table:style-name="ce10"/>
          <table:table-cell table:style-name="ce10"/>
          <table:table-cell table:style-name="ce51" table:formula="of:=IF([.E11]=&quot;&quot;;[.C11];CONCATENATE([.C11];&quot; / &quot;;[.E11]))" office:value-type="string" office:string-value=":VIDEO / @自室 / 記録 / jap.flute / 演奏、play / R=1 / genre=demo,for=alt-fingering:h-6open~blow=kan;,session=hour-14,other= / follow~,memo=+">
            <text:p>:VIDEO / @自室 / 記録 / jap.flute / 演奏、play / R=1 / genre=demo,for=alt-fingering:h-6open~blow=kan;,session=hour-14,other= / follow~,memo=+</text:p>
          </table:table-cell>
          <table:table-cell table:style-name="ce10" table:formula="of:=RIGHT([.B11];[.K11])" office:value-type="string" office:string-value="mp4">
            <text:p>mp4</text:p>
          </table:table-cell>
          <table:table-cell table:style-name="ce53" table:formula="of:=FIND(&quot;.&quot;;[.B11];1)" office:value-type="float" office:value="24">
            <text:p>24</text:p>
          </table:table-cell>
          <table:table-cell table:formula="of:=LEN([.B11])" office:value-type="float" office:value="27">
            <text:p>27</text:p>
          </table:table-cell>
          <table:table-cell table:formula="of:=[.J11]-[.I11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8" office:value-type="float" office:value="14">
            <text:p>14</text:p>
          </table:table-cell>
          <table:table-cell table:style-name="ce17" office:value-type="string">
            <text:p>2022-11-05_18-21-02_000.mp4</text:p>
          </table:table-cell>
          <table:table-cell table:style-name="ce28" office:value-type="string">
            <text:p>:VIDEO / @自室 / 記録 / jap.flute / 演奏、play / R=1 / genre=melody,for=~,file-piece-id=~,memo=+,session=hour-18,recording-id=~,other=~ / follow~</text:p>
          </table:table-cell>
          <table:table-cell table:style-name="ce29"/>
          <table:table-cell table:style-name="ce10"/>
          <table:table-cell table:style-name="ce10"/>
          <table:table-cell table:style-name="ce51" table:formula="of:=IF([.E12]=&quot;&quot;;[.C12];CONCATENATE([.C12];&quot; / &quot;;[.E12]))" office:value-type="string" office:string-value=":VIDEO / @自室 / 記録 / jap.flute / 演奏、play / R=1 / genre=melody,for=~,file-piece-id=~,memo=+,session=hour-18,recording-id=~,other=~ / follow~">
            <text:p>:VIDEO / @自室 / 記録 / jap.flute / 演奏、play / R=1 / genre=melody,for=~,file-piece-id=~,memo=+,session=hour-18,recording-id=~,other=~ / follow~</text:p>
          </table:table-cell>
          <table:table-cell table:style-name="ce10" table:formula="of:=RIGHT([.B12];[.K12])" office:value-type="string" office:string-value="mp4">
            <text:p>mp4</text:p>
          </table:table-cell>
          <table:table-cell table:style-name="ce53" table:formula="of:=FIND(&quot;.&quot;;[.B12];1)" office:value-type="float" office:value="24">
            <text:p>24</text:p>
          </table:table-cell>
          <table:table-cell table:formula="of:=LEN([.B12])" office:value-type="float" office:value="27">
            <text:p>27</text:p>
          </table:table-cell>
          <table:table-cell table:formula="of:=[.J12]-[.I1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15">
            <text:p>15</text:p>
          </table:table-cell>
          <table:table-cell table:style-name="ce18" office:value-type="string">
            <text:p>2022-11-05_18-45-06_000.mp4</text:p>
          </table:table-cell>
          <table:table-cell table:style-name="ce28" office:value-type="string">
            <text:p>:VIDEO / @自室 / 記録 / jap.flute / 演奏、play / R=2 / genre=melody,for=~,file-piece-id=~,memo=+,session=hour-18,recording-id=~,other=~ / follow~</text:p>
          </table:table-cell>
          <table:table-cell table:style-name="ce27"/>
          <table:table-cell table:style-name="ce10"/>
          <table:table-cell table:style-name="ce10"/>
          <table:table-cell table:style-name="ce51" table:formula="of:=IF([.E13]=&quot;&quot;;[.C13];CONCATENATE([.C13];&quot; / &quot;;[.E13]))" office:value-type="string" office:string-value=":VIDEO / @自室 / 記録 / jap.flute / 演奏、play / R=2 / genre=melody,for=~,file-piece-id=~,memo=+,session=hour-18,recording-id=~,other=~ / follow~">
            <text:p>:VIDEO / @自室 / 記録 / jap.flute / 演奏、play / R=2 / genre=melody,for=~,file-piece-id=~,memo=+,session=hour-18,recording-id=~,other=~ / follow~</text:p>
          </table:table-cell>
          <table:table-cell table:style-name="ce10" table:formula="of:=RIGHT([.B13];[.K13])" office:value-type="string" office:string-value="mp4">
            <text:p>mp4</text:p>
          </table:table-cell>
          <table:table-cell table:style-name="ce53" table:formula="of:=FIND(&quot;.&quot;;[.B13];1)" office:value-type="float" office:value="24">
            <text:p>24</text:p>
          </table:table-cell>
          <table:table-cell table:formula="of:=LEN([.B13])" office:value-type="float" office:value="27">
            <text:p>27</text:p>
          </table:table-cell>
          <table:table-cell table:formula="of:=[.J13]-[.I1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6">
            <text:p>16</text:p>
          </table:table-cell>
          <table:table-cell table:style-name="ce10" office:value-type="string">
            <text:p>2022-11-05_18-48-59_000.mp4</text:p>
          </table:table-cell>
          <table:table-cell table:style-name="ce28" office:value-type="string">
            <text:p>:VIDEO / @自室 / 記録 / jap.flute / 演奏、play / R=3 / genre=melody,for=~,file-piece-id=~,memo=+,session=hour-18,recording-id=~,other=~ / follow~</text:p>
          </table:table-cell>
          <table:table-cell table:style-name="ce27"/>
          <table:table-cell table:style-name="ce10" table:number-columns-repeated="2"/>
          <table:table-cell table:style-name="ce51"/>
          <table:table-cell table:style-name="ce10" table:formula="of:=RIGHT([.B14];[.K14])" office:value-type="string" office:string-value="mp4">
            <text:p>mp4</text:p>
          </table:table-cell>
          <table:table-cell table:style-name="ce53" table:formula="of:=FIND(&quot;.&quot;;[.B14];1)" office:value-type="float" office:value="24">
            <text:p>24</text:p>
          </table:table-cell>
          <table:table-cell table:formula="of:=LEN([.B14])" office:value-type="float" office:value="27">
            <text:p>27</text:p>
          </table:table-cell>
          <table:table-cell table:formula="of:=[.J14]-[.I1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10">
            <text:p>10</text:p>
          </table:table-cell>
          <table:table-cell table:style-name="ce18" office:value-type="string">
            <text:p>2022-11-05_14-17-04_000.jpg</text:p>
          </table:table-cell>
          <table:table-cell table:style-name="ce27" office:value-type="string">
            <text:p>:m :篠笛,shinobue #*# / session-memo:session-1 / p.1:genre=melody,key=Ef,R=1,session=hour-14-15,other=alt-fingering+,musescore=~</text:p>
          </table:table-cell>
          <table:table-cell table:style-name="ce27"/>
          <table:table-cell table:style-name="ce10"/>
          <table:table-cell table:style-name="ce10"/>
          <table:table-cell table:style-name="ce51" table:formula="of:=IF([.E15]=&quot;&quot;;[.C15];CONCATENATE([.C15];&quot; / &quot;;[.E15]))" office:value-type="string" office:string-value=":m :篠笛,shinobue #*# / session-memo:session-1 / p.1:genre=melody,key=Ef,R=1,session=hour-14-15,other=alt-fingering+,musescore=~">
            <text:p>:m :篠笛,shinobue #*# / session-memo:session-1 / p.1:genre=melody,key=Ef,R=1,session=hour-14-15,other=alt-fingering+,musescore=~</text:p>
          </table:table-cell>
          <table:table-cell table:style-name="ce10" table:formula="of:=RIGHT([.B15];[.K15])" office:value-type="string" office:string-value="jpg">
            <text:p>jpg</text:p>
          </table:table-cell>
          <table:table-cell table:style-name="ce53" table:formula="of:=FIND(&quot;.&quot;;[.B15];1)" office:value-type="float" office:value="24">
            <text:p>24</text:p>
          </table:table-cell>
          <table:table-cell table:formula="of:=LEN([.B15])" office:value-type="float" office:value="27">
            <text:p>27</text:p>
          </table:table-cell>
          <table:table-cell table:formula="of:=[.J15]-[.I1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11">
            <text:p>11</text:p>
          </table:table-cell>
          <table:table-cell table:style-name="ce18" office:value-type="string">
            <text:p>2022-11-05_17-37-24_000.jpg</text:p>
          </table:table-cell>
          <table:table-cell table:style-name="ce27" office:value-type="string">
            <text:p>:m RES 1-2*4 / free# JVEMV6 83#_21:1 / 83. chemistry / topics=無機化学,w=メタン；生成熱,s=~,i=~,other=calc+,doc=r-1-1~1.2:f-4.6#L.1</text:p>
          </table:table-cell>
          <table:table-cell table:style-name="ce27"/>
          <table:table-cell table:style-name="ce10"/>
          <table:table-cell table:style-name="ce10"/>
          <table:table-cell table:style-name="ce51" table:formula="of:=IF([.E16]=&quot;&quot;;[.C16];CONCATENATE([.C16];&quot; / &quot;;[.E16]))" office:value-type="string" office:string-value=":m RES 1-2*4 / free# JVEMV6 83#_21:1 / 83. chemistry / topics=無機化学,w=メタン；生成熱,s=~,i=~,other=calc+,doc=r-1-1~1.2:f-4.6#L.1">
            <text:p>:m RES 1-2*4 / free# JVEMV6 83#_21:1 / 83. chemistry / topics=無機化学,w=メタン；生成熱,s=~,i=~,other=calc+,doc=r-1-1~1.2:f-4.6#L.1</text:p>
          </table:table-cell>
          <table:table-cell table:style-name="ce10" table:formula="of:=RIGHT([.B16];[.K16])" office:value-type="string" office:string-value="jpg">
            <text:p>jpg</text:p>
          </table:table-cell>
          <table:table-cell table:style-name="ce53" table:formula="of:=FIND(&quot;.&quot;;[.B16];1)" office:value-type="float" office:value="24">
            <text:p>24</text:p>
          </table:table-cell>
          <table:table-cell table:formula="of:=LEN([.B16])" office:value-type="float" office:value="27">
            <text:p>27</text:p>
          </table:table-cell>
          <table:table-cell table:formula="of:=[.J16]-[.I1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12">
            <text:p>12</text:p>
          </table:table-cell>
          <table:table-cell table:style-name="ce17" office:value-type="string">
            <text:p>2022-11-05_17-37-45_000.jpg</text:p>
          </table:table-cell>
          <table:table-cell table:style-name="ce28" office:value-type="string">
            <text:p>:m RES 3-4*4 / free# JVEMV6 83#_21:1 / 83. chemistry / topics=無機化学,w=メタン；生成熱,s=~,i=~,other=calc+,doc=r-1-1~1.2:f-4.6#L.1</text:p>
          </table:table-cell>
          <table:table-cell table:style-name="ce29"/>
          <table:table-cell table:style-name="ce10"/>
          <table:table-cell table:style-name="ce10"/>
          <table:table-cell table:style-name="ce51" table:formula="of:=IF([.E17]=&quot;&quot;;[.C17];CONCATENATE([.C17];&quot; / &quot;;[.E17]))" office:value-type="string" office:string-value=":m RES 3-4*4 / free# JVEMV6 83#_21:1 / 83. chemistry / topics=無機化学,w=メタン；生成熱,s=~,i=~,other=calc+,doc=r-1-1~1.2:f-4.6#L.1">
            <text:p>:m RES 3-4*4 / free# JVEMV6 83#_21:1 / 83. chemistry / topics=無機化学,w=メタン；生成熱,s=~,i=~,other=calc+,doc=r-1-1~1.2:f-4.6#L.1</text:p>
          </table:table-cell>
          <table:table-cell table:style-name="ce10" table:formula="of:=RIGHT([.B17];[.K17])" office:value-type="string" office:string-value="jpg">
            <text:p>jpg</text:p>
          </table:table-cell>
          <table:table-cell table:style-name="ce53" table:formula="of:=FIND(&quot;.&quot;;[.B17];1)" office:value-type="float" office:value="24">
            <text:p>24</text:p>
          </table:table-cell>
          <table:table-cell table:formula="of:=LEN([.B17])" office:value-type="float" office:value="27">
            <text:p>27</text:p>
          </table:table-cell>
          <table:table-cell table:formula="of:=[.J17]-[.I1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17">
            <text:p>17</text:p>
          </table:table-cell>
          <table:table-cell table:style-name="ce18" office:value-type="string">
            <text:p>2022-11-05_19-01-39_000.jpg</text:p>
          </table:table-cell>
          <table:table-cell table:style-name="ce28" office:value-type="string">
            <text:p>:m 記録 / 身体 / 全身像 / 顔 / 様子 / time=夜；occasion=楽器演奏したあと（篠笛）</text:p>
          </table:table-cell>
          <table:table-cell table:style-name="ce28"/>
          <table:table-cell table:style-name="ce10"/>
          <table:table-cell table:style-name="ce10"/>
          <table:table-cell table:style-name="ce51" table:formula="of:=IF([.E18]=&quot;&quot;;[.C18];CONCATENATE([.C18];&quot; / &quot;;[.E18]))" office:value-type="string" office:string-value=":m 記録 / 身体 / 全身像 / 顔 / 様子 / time=夜；occasion=楽器演奏したあと（篠笛）">
            <text:p>:m 記録 / 身体 / 全身像 / 顔 / 様子 / time=夜；occasion=楽器演奏したあと（篠笛）</text:p>
          </table:table-cell>
          <table:table-cell table:style-name="ce10" table:formula="of:=RIGHT([.B18];[.K18])" office:value-type="string" office:string-value="jpg">
            <text:p>jpg</text:p>
          </table:table-cell>
          <table:table-cell table:style-name="ce53" table:formula="of:=FIND(&quot;.&quot;;[.B18];1)" office:value-type="float" office:value="24">
            <text:p>24</text:p>
          </table:table-cell>
          <table:table-cell table:formula="of:=LEN([.B18])" office:value-type="float" office:value="27">
            <text:p>27</text:p>
          </table:table-cell>
          <table:table-cell table:formula="of:=[.J18]-[.I1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9" office:value-type="float" office:value="18">
            <text:p>18</text:p>
          </table:table-cell>
          <table:table-cell table:style-name="ce19" office:value-type="string">
            <text:p>2022-11-05_19-02-53_000.jpg</text:p>
          </table:table-cell>
          <table:table-cell table:style-name="ce28" office:value-type="string">
            <text:p>:m :篠笛,shinobue #*# / session-memo:session-1 / p.1:genre=melody,R=1,other=alt-fingering+,musescore=~ \\\ p.2:genre=melody:melody:continue-from:page-1,musescore=~ \\\ p.3:genre=melody,other=shedaat+,musescore=~</text:p>
          </table:table-cell>
          <table:table-cell table:style-name="ce27"/>
          <table:table-cell table:style-name="ce10"/>
          <table:table-cell table:style-name="ce10"/>
          <table:table-cell table:style-name="ce51" table:formula="of:=IF([.E19]=&quot;&quot;;[.C19];CONCATENATE([.C19];&quot; / &quot;;[.E19]))" office:value-type="string" office:string-value=":m :篠笛,shinobue #*# / session-memo:session-1 / p.1:genre=melody,R=1,other=alt-fingering+,musescore=~ \\\ p.2:genre=melody:melody:continue-from:page-1,musescore=~ \\\ p.3:genre=melody,other=shedaat+,musescore=~">
            <text:p>:m :篠笛,shinobue #*# / session-memo:session-1 / p.1:genre=melody,R=1,other=alt-fingering+,musescore=~ \\\ p.2:genre=melody:melody:continue-from:page-1,musescore=~ \\\ p.3:genre=melody,other=shedaat+,musescore=~</text:p>
          </table:table-cell>
          <table:table-cell table:style-name="ce10" table:formula="of:=RIGHT([.B19];[.K19])" office:value-type="string" office:string-value="jpg">
            <text:p>jpg</text:p>
          </table:table-cell>
          <table:table-cell table:style-name="ce53" table:formula="of:=FIND(&quot;.&quot;;[.B19];1)" office:value-type="float" office:value="24">
            <text:p>24</text:p>
          </table:table-cell>
          <table:table-cell table:formula="of:=LEN([.B19])" office:value-type="float" office:value="27">
            <text:p>27</text:p>
          </table:table-cell>
          <table:table-cell table:formula="of:=[.J19]-[.I19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20]=&quot;&quot;;[.C20];CONCATENATE([.C20];&quot; / &quot;;[.E20]))" office:value-type="float" office:value="0">
            <text:p>0</text:p>
          </table:table-cell>
          <table:table-cell table:style-name="ce10" table:formula="of:=RIGHT([.B20];[.K20])" office:value-type="float" office:value="0">
            <text:p>#VALUE!</text:p>
          </table:table-cell>
          <table:table-cell table:style-name="ce53" table:formula="of:=FIND(&quot;.&quot;;[.B20];1)" office:value-type="float" office:value="0">
            <text:p>#VALUE!</text:p>
          </table:table-cell>
          <table:table-cell table:formula="of:=LEN([.B20])" office:value-type="float" office:value="0">
            <text:p>0</text:p>
          </table:table-cell>
          <table:table-cell table:formula="of:=[.J20]-[.I2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21]=&quot;&quot;;[.C21];CONCATENATE([.C21];&quot; / &quot;;[.E21]))" office:value-type="float" office:value="0">
            <text:p>0</text:p>
          </table:table-cell>
          <table:table-cell table:style-name="ce10" table:formula="of:=RIGHT([.B21];[.K21])" office:value-type="float" office:value="0">
            <text:p>#VALUE!</text:p>
          </table:table-cell>
          <table:table-cell table:style-name="ce53" table:formula="of:=FIND(&quot;.&quot;;[.B21];1)" office:value-type="float" office:value="0">
            <text:p>#VALUE!</text:p>
          </table:table-cell>
          <table:table-cell table:formula="of:=LEN([.B21])" office:value-type="float" office:value="0">
            <text:p>0</text:p>
          </table:table-cell>
          <table:table-cell table:formula="of:=[.J21]-[.I2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22]=&quot;&quot;;[.C22];CONCATENATE([.C22];&quot; / &quot;;[.E22]))" office:value-type="float" office:value="0">
            <text:p>0</text:p>
          </table:table-cell>
          <table:table-cell table:style-name="ce10" table:formula="of:=RIGHT([.B22];[.K22])" office:value-type="float" office:value="0">
            <text:p>#VALUE!</text:p>
          </table:table-cell>
          <table:table-cell table:style-name="ce53" table:formula="of:=FIND(&quot;.&quot;;[.B22];1)" office:value-type="float" office:value="0">
            <text:p>#VALUE!</text:p>
          </table:table-cell>
          <table:table-cell table:formula="of:=LEN([.B22])" office:value-type="float" office:value="0">
            <text:p>0</text:p>
          </table:table-cell>
          <table:table-cell table:formula="of:=[.J22]-[.I2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8"/>
          <table:table-cell table:style-name="ce29"/>
          <table:table-cell table:style-name="ce10"/>
          <table:table-cell table:style-name="ce10"/>
          <table:table-cell table:style-name="ce51" table:formula="of:=IF([.E23]=&quot;&quot;;[.C23];CONCATENATE([.C23];&quot; / &quot;;[.E23]))" office:value-type="float" office:value="0">
            <text:p>0</text:p>
          </table:table-cell>
          <table:table-cell table:style-name="ce10" table:formula="of:=RIGHT([.B23];[.K23])" office:value-type="float" office:value="0">
            <text:p>#VALUE!</text:p>
          </table:table-cell>
          <table:table-cell table:style-name="ce53" table:formula="of:=FIND(&quot;.&quot;;[.B23];1)" office:value-type="float" office:value="0">
            <text:p>#VALUE!</text:p>
          </table:table-cell>
          <table:table-cell table:formula="of:=LEN([.B23])" office:value-type="float" office:value="0">
            <text:p>0</text:p>
          </table:table-cell>
          <table:table-cell table:formula="of:=[.J23]-[.I2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8"/>
          <table:table-cell table:style-name="ce29"/>
          <table:table-cell table:style-name="ce10"/>
          <table:table-cell table:style-name="ce10"/>
          <table:table-cell table:style-name="ce51" table:formula="of:=IF([.E24]=&quot;&quot;;[.C24];CONCATENATE([.C24];&quot; / &quot;;[.E24]))" office:value-type="float" office:value="0">
            <text:p>0</text:p>
          </table:table-cell>
          <table:table-cell table:style-name="ce10" table:formula="of:=RIGHT([.B24];[.K24])" office:value-type="float" office:value="0">
            <text:p>#VALUE!</text:p>
          </table:table-cell>
          <table:table-cell table:style-name="ce53" table:formula="of:=FIND(&quot;.&quot;;[.B24];1)" office:value-type="float" office:value="0">
            <text:p>#VALUE!</text:p>
          </table:table-cell>
          <table:table-cell table:formula="of:=LEN([.B24])" office:value-type="float" office:value="0">
            <text:p>0</text:p>
          </table:table-cell>
          <table:table-cell table:formula="of:=[.J24]-[.I2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8"/>
          <table:table-cell table:style-name="ce29"/>
          <table:table-cell table:style-name="ce10"/>
          <table:table-cell table:style-name="ce10"/>
          <table:table-cell table:style-name="ce51" table:formula="of:=IF([.E25]=&quot;&quot;;[.C25];CONCATENATE([.C25];&quot; / &quot;;[.E25]))" office:value-type="float" office:value="0">
            <text:p>0</text:p>
          </table:table-cell>
          <table:table-cell table:style-name="ce10" table:formula="of:=RIGHT([.B25];[.K25])" office:value-type="float" office:value="0">
            <text:p>#VALUE!</text:p>
          </table:table-cell>
          <table:table-cell table:style-name="ce53" table:formula="of:=FIND(&quot;.&quot;;[.B25];1)" office:value-type="float" office:value="0">
            <text:p>#VALUE!</text:p>
          </table:table-cell>
          <table:table-cell table:formula="of:=LEN([.B25])" office:value-type="float" office:value="0">
            <text:p>0</text:p>
          </table:table-cell>
          <table:table-cell table:formula="of:=[.J25]-[.I2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26]=&quot;&quot;;[.C26];CONCATENATE([.C26];&quot; / &quot;;[.E26]))" office:value-type="float" office:value="0">
            <text:p>0</text:p>
          </table:table-cell>
          <table:table-cell table:style-name="ce10" table:formula="of:=RIGHT([.B26];[.K26])" office:value-type="float" office:value="0">
            <text:p>#VALUE!</text:p>
          </table:table-cell>
          <table:table-cell table:style-name="ce53" table:formula="of:=FIND(&quot;.&quot;;[.B26];1)" office:value-type="float" office:value="0">
            <text:p>#VALUE!</text:p>
          </table:table-cell>
          <table:table-cell table:formula="of:=LEN([.B26])" office:value-type="float" office:value="0">
            <text:p>0</text:p>
          </table:table-cell>
          <table:table-cell table:formula="of:=[.J26]-[.I2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8"/>
          <table:table-cell table:style-name="ce28"/>
          <table:table-cell table:style-name="ce10"/>
          <table:table-cell table:style-name="ce10"/>
          <table:table-cell table:style-name="ce51" table:formula="of:=IF([.E27]=&quot;&quot;;[.C27];CONCATENATE([.C27];&quot; / &quot;;[.E27]))" office:value-type="float" office:value="0">
            <text:p>0</text:p>
          </table:table-cell>
          <table:table-cell table:style-name="ce10" table:formula="of:=RIGHT([.B27];[.K27])" office:value-type="float" office:value="0">
            <text:p>#VALUE!</text:p>
          </table:table-cell>
          <table:table-cell table:style-name="ce53" table:formula="of:=FIND(&quot;.&quot;;[.B27];1)" office:value-type="float" office:value="0">
            <text:p>#VALUE!</text:p>
          </table:table-cell>
          <table:table-cell table:formula="of:=LEN([.B27])" office:value-type="float" office:value="0">
            <text:p>0</text:p>
          </table:table-cell>
          <table:table-cell table:formula="of:=[.J27]-[.I2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7"/>
          <table:table-cell table:style-name="ce28"/>
          <table:table-cell table:style-name="ce29"/>
          <table:table-cell table:style-name="ce10"/>
          <table:table-cell table:style-name="ce10"/>
          <table:table-cell table:style-name="ce51" table:formula="of:=IF([.E28]=&quot;&quot;;[.C28];CONCATENATE([.C28];&quot; / &quot;;[.E28]))" office:value-type="float" office:value="0">
            <text:p>0</text:p>
          </table:table-cell>
          <table:table-cell table:style-name="ce10" table:formula="of:=RIGHT([.B28];[.K28])" office:value-type="float" office:value="0">
            <text:p>#VALUE!</text:p>
          </table:table-cell>
          <table:table-cell table:style-name="ce53" table:formula="of:=FIND(&quot;.&quot;;[.B28];1)" office:value-type="float" office:value="0">
            <text:p>#VALUE!</text:p>
          </table:table-cell>
          <table:table-cell table:formula="of:=LEN([.B28])" office:value-type="float" office:value="0">
            <text:p>0</text:p>
          </table:table-cell>
          <table:table-cell table:formula="of:=[.J28]-[.I2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7"/>
          <table:table-cell table:style-name="ce28"/>
          <table:table-cell table:style-name="ce29"/>
          <table:table-cell table:style-name="ce10"/>
          <table:table-cell table:style-name="ce10"/>
          <table:table-cell table:style-name="ce51" table:formula="of:=IF([.E29]=&quot;&quot;;[.C29];CONCATENATE([.C29];&quot; / &quot;;[.E29]))" office:value-type="float" office:value="0">
            <text:p>0</text:p>
          </table:table-cell>
          <table:table-cell table:style-name="ce10" table:formula="of:=RIGHT([.B29];[.K29])" office:value-type="float" office:value="0">
            <text:p>#VALUE!</text:p>
          </table:table-cell>
          <table:table-cell table:style-name="ce53" table:formula="of:=FIND(&quot;.&quot;;[.B29];1)" office:value-type="float" office:value="0">
            <text:p>#VALUE!</text:p>
          </table:table-cell>
          <table:table-cell table:formula="of:=LEN([.B29])" office:value-type="float" office:value="0">
            <text:p>0</text:p>
          </table:table-cell>
          <table:table-cell table:formula="of:=[.J29]-[.I2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30]=&quot;&quot;;[.C30];CONCATENATE([.C30];&quot; / &quot;;[.E30]))" office:value-type="float" office:value="0">
            <text:p>0</text:p>
          </table:table-cell>
          <table:table-cell table:style-name="ce10" table:formula="of:=RIGHT([.B30];[.K30])" office:value-type="float" office:value="0">
            <text:p>#VALUE!</text:p>
          </table:table-cell>
          <table:table-cell table:style-name="ce53" table:formula="of:=FIND(&quot;.&quot;;[.B30];1)" office:value-type="float" office:value="0">
            <text:p>#VALUE!</text:p>
          </table:table-cell>
          <table:table-cell table:formula="of:=LEN([.B30])" office:value-type="float" office:value="0">
            <text:p>0</text:p>
          </table:table-cell>
          <table:table-cell table:formula="of:=[.J30]-[.I3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8"/>
          <table:table-cell table:style-name="ce28"/>
          <table:table-cell table:style-name="ce10"/>
          <table:table-cell table:style-name="ce10"/>
          <table:table-cell table:style-name="ce51" table:formula="of:=IF([.E31]=&quot;&quot;;[.C31];CONCATENATE([.C31];&quot; / &quot;;[.E31]))" office:value-type="float" office:value="0">
            <text:p>0</text:p>
          </table:table-cell>
          <table:table-cell table:style-name="ce10" table:formula="of:=RIGHT([.B31];[.K31])" office:value-type="float" office:value="0">
            <text:p>#VALUE!</text:p>
          </table:table-cell>
          <table:table-cell table:style-name="ce53" table:formula="of:=FIND(&quot;.&quot;;[.B31];1)" office:value-type="float" office:value="0">
            <text:p>#VALUE!</text:p>
          </table:table-cell>
          <table:table-cell table:formula="of:=LEN([.B31])" office:value-type="float" office:value="0">
            <text:p>0</text:p>
          </table:table-cell>
          <table:table-cell table:formula="of:=[.J31]-[.I3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8"/>
          <table:table-cell table:style-name="ce29"/>
          <table:table-cell table:style-name="ce10"/>
          <table:table-cell table:style-name="ce10"/>
          <table:table-cell table:style-name="ce51" table:formula="of:=IF([.E32]=&quot;&quot;;[.C32];CONCATENATE([.C32];&quot; / &quot;;[.E32]))" office:value-type="float" office:value="0">
            <text:p>0</text:p>
          </table:table-cell>
          <table:table-cell table:style-name="ce10" table:formula="of:=RIGHT([.B32];[.K32])" office:value-type="float" office:value="0">
            <text:p>#VALUE!</text:p>
          </table:table-cell>
          <table:table-cell table:style-name="ce53" table:formula="of:=FIND(&quot;.&quot;;[.B32];1)" office:value-type="float" office:value="0">
            <text:p>#VALUE!</text:p>
          </table:table-cell>
          <table:table-cell table:formula="of:=LEN([.B32])" office:value-type="float" office:value="0">
            <text:p>0</text:p>
          </table:table-cell>
          <table:table-cell table:formula="of:=[.J32]-[.I3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8"/>
          <table:table-cell table:style-name="ce29"/>
          <table:table-cell table:style-name="ce10"/>
          <table:table-cell table:style-name="ce10"/>
          <table:table-cell table:style-name="ce51" table:formula="of:=IF([.E33]=&quot;&quot;;[.C33];CONCATENATE([.C33];&quot; / &quot;;[.E33]))" office:value-type="float" office:value="0">
            <text:p>0</text:p>
          </table:table-cell>
          <table:table-cell table:style-name="ce10" table:formula="of:=RIGHT([.B33];[.K33])" office:value-type="float" office:value="0">
            <text:p>#VALUE!</text:p>
          </table:table-cell>
          <table:table-cell table:style-name="ce53" table:formula="of:=FIND(&quot;.&quot;;[.B33];1)" office:value-type="float" office:value="0">
            <text:p>#VALUE!</text:p>
          </table:table-cell>
          <table:table-cell table:formula="of:=LEN([.B33])" office:value-type="float" office:value="0">
            <text:p>0</text:p>
          </table:table-cell>
          <table:table-cell table:formula="of:=[.J33]-[.I3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8"/>
          <table:table-cell table:style-name="ce28"/>
          <table:table-cell table:style-name="ce10"/>
          <table:table-cell table:style-name="ce10"/>
          <table:table-cell table:style-name="ce51" table:formula="of:=IF([.E34]=&quot;&quot;;[.C34];CONCATENATE([.C34];&quot; / &quot;;[.E34]))" office:value-type="float" office:value="0">
            <text:p>0</text:p>
          </table:table-cell>
          <table:table-cell table:style-name="ce10" table:formula="of:=RIGHT([.B34];[.K34])" office:value-type="float" office:value="0">
            <text:p>#VALUE!</text:p>
          </table:table-cell>
          <table:table-cell table:style-name="ce53" table:formula="of:=FIND(&quot;.&quot;;[.B34];1)" office:value-type="float" office:value="0">
            <text:p>#VALUE!</text:p>
          </table:table-cell>
          <table:table-cell table:formula="of:=LEN([.B34])" office:value-type="float" office:value="0">
            <text:p>0</text:p>
          </table:table-cell>
          <table:table-cell table:formula="of:=[.J34]-[.I3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35]=&quot;&quot;;[.C35];CONCATENATE([.C35];&quot; / &quot;;[.E35]))" office:value-type="float" office:value="0">
            <text:p>0</text:p>
          </table:table-cell>
          <table:table-cell table:style-name="ce10" table:formula="of:=RIGHT([.B35];[.K35])" office:value-type="float" office:value="0">
            <text:p>#VALUE!</text:p>
          </table:table-cell>
          <table:table-cell table:style-name="ce53" table:formula="of:=FIND(&quot;.&quot;;[.B35];1)" office:value-type="float" office:value="0">
            <text:p>#VALUE!</text:p>
          </table:table-cell>
          <table:table-cell table:formula="of:=LEN([.B35])" office:value-type="float" office:value="0">
            <text:p>0</text:p>
          </table:table-cell>
          <table:table-cell table:formula="of:=[.J35]-[.I3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8"/>
          <table:table-cell table:style-name="ce29"/>
          <table:table-cell table:style-name="ce10"/>
          <table:table-cell table:style-name="ce10"/>
          <table:table-cell table:style-name="ce51" table:formula="of:=IF([.E36]=&quot;&quot;;[.C36];CONCATENATE([.C36];&quot; / &quot;;[.E36]))" office:value-type="float" office:value="0">
            <text:p>0</text:p>
          </table:table-cell>
          <table:table-cell table:style-name="ce10" table:formula="of:=RIGHT([.B36];[.K36])" office:value-type="float" office:value="0">
            <text:p>#VALUE!</text:p>
          </table:table-cell>
          <table:table-cell table:style-name="ce53" table:formula="of:=FIND(&quot;.&quot;;[.B36];1)" office:value-type="float" office:value="0">
            <text:p>#VALUE!</text:p>
          </table:table-cell>
          <table:table-cell table:formula="of:=LEN([.B36])" office:value-type="float" office:value="0">
            <text:p>0</text:p>
          </table:table-cell>
          <table:table-cell table:formula="of:=[.J36]-[.I3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37]=&quot;&quot;;[.C37];CONCATENATE([.C37];&quot; / &quot;;[.E37]))" office:value-type="float" office:value="0">
            <text:p>0</text:p>
          </table:table-cell>
          <table:table-cell table:style-name="ce10" table:formula="of:=RIGHT([.B37];[.K37])" office:value-type="float" office:value="0">
            <text:p>#VALUE!</text:p>
          </table:table-cell>
          <table:table-cell table:style-name="ce53" table:formula="of:=FIND(&quot;.&quot;;[.B37];1)" office:value-type="float" office:value="0">
            <text:p>#VALUE!</text:p>
          </table:table-cell>
          <table:table-cell table:formula="of:=LEN([.B37])" office:value-type="float" office:value="0">
            <text:p>0</text:p>
          </table:table-cell>
          <table:table-cell table:formula="of:=[.J37]-[.I3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8"/>
          <table:table-cell table:style-name="ce46"/>
          <table:table-cell table:style-name="ce10"/>
          <table:table-cell table:style-name="ce10"/>
          <table:table-cell table:style-name="ce51" table:formula="of:=IF([.E38]=&quot;&quot;;[.C38];CONCATENATE([.C38];&quot; / &quot;;[.E38]))" office:value-type="float" office:value="0">
            <text:p>0</text:p>
          </table:table-cell>
          <table:table-cell table:style-name="ce10" table:formula="of:=RIGHT([.B38];[.K38])" office:value-type="float" office:value="0">
            <text:p>#VALUE!</text:p>
          </table:table-cell>
          <table:table-cell table:style-name="ce53" table:formula="of:=FIND(&quot;.&quot;;[.B38];1)" office:value-type="float" office:value="0">
            <text:p>#VALUE!</text:p>
          </table:table-cell>
          <table:table-cell table:formula="of:=LEN([.B38])" office:value-type="float" office:value="0">
            <text:p>0</text:p>
          </table:table-cell>
          <table:table-cell table:formula="of:=[.J38]-[.I3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39]=&quot;&quot;;[.C39];CONCATENATE([.C39];&quot; / &quot;;[.E39]))" office:value-type="float" office:value="0">
            <text:p>0</text:p>
          </table:table-cell>
          <table:table-cell table:style-name="ce10" table:formula="of:=RIGHT([.B39];[.K39])" office:value-type="float" office:value="0">
            <text:p>#VALUE!</text:p>
          </table:table-cell>
          <table:table-cell table:style-name="ce53" table:formula="of:=FIND(&quot;.&quot;;[.B39];1)" office:value-type="float" office:value="0">
            <text:p>#VALUE!</text:p>
          </table:table-cell>
          <table:table-cell table:formula="of:=LEN([.B39])" office:value-type="float" office:value="0">
            <text:p>0</text:p>
          </table:table-cell>
          <table:table-cell table:formula="of:=[.J39]-[.I3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40]=&quot;&quot;;[.C40];CONCATENATE([.C40];&quot; / &quot;;[.E40]))" office:value-type="float" office:value="0">
            <text:p>0</text:p>
          </table:table-cell>
          <table:table-cell table:style-name="ce10" table:formula="of:=RIGHT([.B40];[.K40])" office:value-type="float" office:value="0">
            <text:p>#VALUE!</text:p>
          </table:table-cell>
          <table:table-cell table:style-name="ce53" table:formula="of:=FIND(&quot;.&quot;;[.B40];1)" office:value-type="float" office:value="0">
            <text:p>#VALUE!</text:p>
          </table:table-cell>
          <table:table-cell table:formula="of:=LEN([.B40])" office:value-type="float" office:value="0">
            <text:p>0</text:p>
          </table:table-cell>
          <table:table-cell table:formula="of:=[.J40]-[.I4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8"/>
          <table:table-cell table:style-name="ce28"/>
          <table:table-cell table:style-name="ce10"/>
          <table:table-cell table:style-name="ce10"/>
          <table:table-cell table:style-name="ce51" table:formula="of:=IF([.E41]=&quot;&quot;;[.C41];CONCATENATE([.C41];&quot; / &quot;;[.E41]))" office:value-type="float" office:value="0">
            <text:p>0</text:p>
          </table:table-cell>
          <table:table-cell table:style-name="ce10" table:formula="of:=RIGHT([.B41];[.K41])" office:value-type="float" office:value="0">
            <text:p>#VALUE!</text:p>
          </table:table-cell>
          <table:table-cell table:style-name="ce53" table:formula="of:=FIND(&quot;.&quot;;[.B41];1)" office:value-type="float" office:value="0">
            <text:p>#VALUE!</text:p>
          </table:table-cell>
          <table:table-cell table:formula="of:=LEN([.B41])" office:value-type="float" office:value="0">
            <text:p>0</text:p>
          </table:table-cell>
          <table:table-cell table:formula="of:=[.J41]-[.I4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42]=&quot;&quot;;[.C42];CONCATENATE([.C42];&quot; / &quot;;[.E42]))" office:value-type="float" office:value="0">
            <text:p>0</text:p>
          </table:table-cell>
          <table:table-cell table:style-name="ce10" table:formula="of:=RIGHT([.B42];[.K42])" office:value-type="float" office:value="0">
            <text:p>#VALUE!</text:p>
          </table:table-cell>
          <table:table-cell table:style-name="ce53" table:formula="of:=FIND(&quot;.&quot;;[.B42];1)" office:value-type="float" office:value="0">
            <text:p>#VALUE!</text:p>
          </table:table-cell>
          <table:table-cell table:formula="of:=LEN([.B42])" office:value-type="float" office:value="0">
            <text:p>0</text:p>
          </table:table-cell>
          <table:table-cell table:formula="of:=[.J42]-[.I4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8"/>
          <table:table-cell table:style-name="ce29"/>
          <table:table-cell table:style-name="ce10"/>
          <table:table-cell table:style-name="ce10"/>
          <table:table-cell table:style-name="ce51" table:formula="of:=IF([.E43]=&quot;&quot;;[.C43];CONCATENATE([.C43];&quot; / &quot;;[.E43]))" office:value-type="float" office:value="0">
            <text:p>0</text:p>
          </table:table-cell>
          <table:table-cell table:style-name="ce10" table:formula="of:=RIGHT([.B43];[.K43])" office:value-type="float" office:value="0">
            <text:p>#VALUE!</text:p>
          </table:table-cell>
          <table:table-cell table:style-name="ce53" table:formula="of:=FIND(&quot;.&quot;;[.B43];1)" office:value-type="float" office:value="0">
            <text:p>#VALUE!</text:p>
          </table:table-cell>
          <table:table-cell table:formula="of:=LEN([.B43])" office:value-type="float" office:value="0">
            <text:p>0</text:p>
          </table:table-cell>
          <table:table-cell table:formula="of:=[.J43]-[.I4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44]=&quot;&quot;;[.C44];CONCATENATE([.C44];&quot; / &quot;;[.E44]))" office:value-type="float" office:value="0">
            <text:p>0</text:p>
          </table:table-cell>
          <table:table-cell table:style-name="ce10" table:formula="of:=RIGHT([.B44];[.K44])" office:value-type="float" office:value="0">
            <text:p>#VALUE!</text:p>
          </table:table-cell>
          <table:table-cell table:style-name="ce53" table:formula="of:=FIND(&quot;.&quot;;[.B44];1)" office:value-type="float" office:value="0">
            <text:p>#VALUE!</text:p>
          </table:table-cell>
          <table:table-cell table:formula="of:=LEN([.B44])" office:value-type="float" office:value="0">
            <text:p>0</text:p>
          </table:table-cell>
          <table:table-cell table:formula="of:=[.J44]-[.I4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45]=&quot;&quot;;[.C45];CONCATENATE([.C45];&quot; / &quot;;[.E45]))" office:value-type="float" office:value="0">
            <text:p>0</text:p>
          </table:table-cell>
          <table:table-cell table:style-name="ce10" table:formula="of:=RIGHT([.B45];[.K45])" office:value-type="float" office:value="0">
            <text:p>#VALUE!</text:p>
          </table:table-cell>
          <table:table-cell table:style-name="ce53" table:formula="of:=FIND(&quot;.&quot;;[.B45];1)" office:value-type="float" office:value="0">
            <text:p>#VALUE!</text:p>
          </table:table-cell>
          <table:table-cell table:formula="of:=LEN([.B45])" office:value-type="float" office:value="0">
            <text:p>0</text:p>
          </table:table-cell>
          <table:table-cell table:formula="of:=[.J45]-[.I4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46]=&quot;&quot;;[.C46];CONCATENATE([.C46];&quot; / &quot;;[.E46]))" office:value-type="float" office:value="0">
            <text:p>0</text:p>
          </table:table-cell>
          <table:table-cell table:style-name="ce10" table:formula="of:=RIGHT([.B46];[.K46])" office:value-type="float" office:value="0">
            <text:p>#VALUE!</text:p>
          </table:table-cell>
          <table:table-cell table:style-name="ce53" table:formula="of:=FIND(&quot;.&quot;;[.B46];1)" office:value-type="float" office:value="0">
            <text:p>#VALUE!</text:p>
          </table:table-cell>
          <table:table-cell table:formula="of:=LEN([.B46])" office:value-type="float" office:value="0">
            <text:p>0</text:p>
          </table:table-cell>
          <table:table-cell table:formula="of:=[.J46]-[.I4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0"/>
          <table:table-cell table:style-name="ce29"/>
          <table:table-cell table:style-name="ce10"/>
          <table:table-cell table:style-name="ce10"/>
          <table:table-cell table:style-name="ce51" table:formula="of:=IF([.E47]=&quot;&quot;;[.C47];CONCATENATE([.C47];&quot; / &quot;;[.E47]))" office:value-type="float" office:value="0">
            <text:p>0</text:p>
          </table:table-cell>
          <table:table-cell table:style-name="ce10" table:formula="of:=RIGHT([.B47];[.K47])" office:value-type="float" office:value="0">
            <text:p>#VALUE!</text:p>
          </table:table-cell>
          <table:table-cell table:style-name="ce53" table:formula="of:=FIND(&quot;.&quot;;[.B47];1)" office:value-type="float" office:value="0">
            <text:p>#VALUE!</text:p>
          </table:table-cell>
          <table:table-cell table:formula="of:=LEN([.B47])" office:value-type="float" office:value="0">
            <text:p>0</text:p>
          </table:table-cell>
          <table:table-cell table:formula="of:=[.J47]-[.I4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0"/>
          <table:table-cell table:style-name="ce14"/>
          <table:table-cell table:style-name="ce10"/>
          <table:table-cell table:style-name="ce10"/>
          <table:table-cell table:style-name="ce51" table:formula="of:=IF([.E48]=&quot;&quot;;[.C48];CONCATENATE([.C48];&quot; / &quot;;[.E48]))" office:value-type="float" office:value="0">
            <text:p>0</text:p>
          </table:table-cell>
          <table:table-cell table:style-name="ce10" table:formula="of:=RIGHT([.B48];[.K48])" office:value-type="float" office:value="0">
            <text:p>#VALUE!</text:p>
          </table:table-cell>
          <table:table-cell table:style-name="ce53" table:formula="of:=FIND(&quot;.&quot;;[.B48];1)" office:value-type="float" office:value="0">
            <text:p>#VALUE!</text:p>
          </table:table-cell>
          <table:table-cell table:formula="of:=LEN([.B48])" office:value-type="float" office:value="0">
            <text:p>0</text:p>
          </table:table-cell>
          <table:table-cell table:formula="of:=[.J48]-[.I4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7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49]=&quot;&quot;;[.C49];CONCATENATE([.C49];&quot; / &quot;;[.E49]))" office:value-type="float" office:value="0">
            <text:p>0</text:p>
          </table:table-cell>
          <table:table-cell table:style-name="ce10" table:formula="of:=RIGHT([.B49];[.K49])" office:value-type="float" office:value="0">
            <text:p>#VALUE!</text:p>
          </table:table-cell>
          <table:table-cell table:style-name="ce53" table:formula="of:=FIND(&quot;.&quot;;[.B49];1)" office:value-type="float" office:value="0">
            <text:p>#VALUE!</text:p>
          </table:table-cell>
          <table:table-cell table:formula="of:=LEN([.B49])" office:value-type="float" office:value="0">
            <text:p>0</text:p>
          </table:table-cell>
          <table:table-cell table:formula="of:=[.J49]-[.I4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7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50]=&quot;&quot;;[.C50];CONCATENATE([.C50];&quot; / &quot;;[.E50]))" office:value-type="float" office:value="0">
            <text:p>0</text:p>
          </table:table-cell>
          <table:table-cell table:style-name="ce10" table:formula="of:=RIGHT([.B50];[.K50])" office:value-type="float" office:value="0">
            <text:p>#VALUE!</text:p>
          </table:table-cell>
          <table:table-cell table:style-name="ce53" table:formula="of:=FIND(&quot;.&quot;;[.B50];1)" office:value-type="float" office:value="0">
            <text:p>#VALUE!</text:p>
          </table:table-cell>
          <table:table-cell table:formula="of:=LEN([.B50])" office:value-type="float" office:value="0">
            <text:p>0</text:p>
          </table:table-cell>
          <table:table-cell table:formula="of:=[.J50]-[.I5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51]=&quot;&quot;;[.C51];CONCATENATE([.C51];&quot; / &quot;;[.E51]))" office:value-type="float" office:value="0">
            <text:p>0</text:p>
          </table:table-cell>
          <table:table-cell table:style-name="ce10" table:formula="of:=RIGHT([.B51];[.K51])" office:value-type="float" office:value="0">
            <text:p>#VALUE!</text:p>
          </table:table-cell>
          <table:table-cell table:style-name="ce53" table:formula="of:=FIND(&quot;.&quot;;[.B51];1)" office:value-type="float" office:value="0">
            <text:p>#VALUE!</text:p>
          </table:table-cell>
          <table:table-cell table:formula="of:=LEN([.B51])" office:value-type="float" office:value="0">
            <text:p>0</text:p>
          </table:table-cell>
          <table:table-cell table:formula="of:=[.J51]-[.I5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52]=&quot;&quot;;[.C52];CONCATENATE([.C52];&quot; / &quot;;[.E52]))" office:value-type="float" office:value="0">
            <text:p>0</text:p>
          </table:table-cell>
          <table:table-cell table:style-name="ce10" table:formula="of:=RIGHT([.B52];[.K52])" office:value-type="float" office:value="0">
            <text:p>#VALUE!</text:p>
          </table:table-cell>
          <table:table-cell table:style-name="ce53" table:formula="of:=FIND(&quot;.&quot;;[.B52];1)" office:value-type="float" office:value="0">
            <text:p>#VALUE!</text:p>
          </table:table-cell>
          <table:table-cell table:formula="of:=LEN([.B52])" office:value-type="float" office:value="0">
            <text:p>0</text:p>
          </table:table-cell>
          <table:table-cell table:formula="of:=[.J52]-[.I5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53]=&quot;&quot;;[.C53];CONCATENATE([.C53];&quot; / &quot;;[.E53]))" office:value-type="float" office:value="0">
            <text:p>0</text:p>
          </table:table-cell>
          <table:table-cell table:style-name="ce10" table:formula="of:=RIGHT([.B53];[.K53])" office:value-type="float" office:value="0">
            <text:p>#VALUE!</text:p>
          </table:table-cell>
          <table:table-cell table:style-name="ce53" table:formula="of:=FIND(&quot;.&quot;;[.B53];1)" office:value-type="float" office:value="0">
            <text:p>#VALUE!</text:p>
          </table:table-cell>
          <table:table-cell table:formula="of:=LEN([.B53])" office:value-type="float" office:value="0">
            <text:p>0</text:p>
          </table:table-cell>
          <table:table-cell table:formula="of:=[.J53]-[.I5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54]=&quot;&quot;;[.C54];CONCATENATE([.C54];&quot; / &quot;;[.E54]))" office:value-type="float" office:value="0">
            <text:p>0</text:p>
          </table:table-cell>
          <table:table-cell table:style-name="ce10" table:formula="of:=RIGHT([.B54];[.K54])" office:value-type="float" office:value="0">
            <text:p>#VALUE!</text:p>
          </table:table-cell>
          <table:table-cell table:style-name="ce53" table:formula="of:=FIND(&quot;.&quot;;[.B54];1)" office:value-type="float" office:value="0">
            <text:p>#VALUE!</text:p>
          </table:table-cell>
          <table:table-cell table:formula="of:=LEN([.B54])" office:value-type="float" office:value="0">
            <text:p>0</text:p>
          </table:table-cell>
          <table:table-cell table:formula="of:=[.J54]-[.I5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8"/>
          <table:table-cell table:style-name="ce10"/>
          <table:table-cell table:style-name="ce10"/>
          <table:table-cell table:style-name="ce51" table:formula="of:=IF([.E55]=&quot;&quot;;[.C55];CONCATENATE([.C55];&quot; / &quot;;[.E55]))" office:value-type="float" office:value="0">
            <text:p>0</text:p>
          </table:table-cell>
          <table:table-cell table:style-name="ce10" table:formula="of:=RIGHT([.B55];[.K55])" office:value-type="float" office:value="0">
            <text:p>#VALUE!</text:p>
          </table:table-cell>
          <table:table-cell table:style-name="ce53" table:formula="of:=FIND(&quot;.&quot;;[.B55];1)" office:value-type="float" office:value="0">
            <text:p>#VALUE!</text:p>
          </table:table-cell>
          <table:table-cell table:formula="of:=LEN([.B55])" office:value-type="float" office:value="0">
            <text:p>0</text:p>
          </table:table-cell>
          <table:table-cell table:formula="of:=[.J55]-[.I5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10" table:formula="of:=RIGHT([.B56];[.K56])" office:value-type="float" office:value="0">
            <text:p>#VALUE!</text:p>
          </table:table-cell>
          <table:table-cell table:style-name="ce53" table:formula="of:=FIND(&quot;.&quot;;[.B56];1)" office:value-type="float" office:value="0">
            <text:p>#VALUE!</text:p>
          </table:table-cell>
          <table:table-cell table:formula="of:=LEN([.B56])" office:value-type="float" office:value="0">
            <text:p>0</text:p>
          </table:table-cell>
          <table:table-cell table:formula="of:=[.J56]-[.I5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57]=&quot;&quot;;[.C57];CONCATENATE([.C57];&quot; / &quot;;[.E57]))" office:value-type="float" office:value="0">
            <text:p>0</text:p>
          </table:table-cell>
          <table:table-cell table:style-name="ce10" table:formula="of:=RIGHT([.B57];[.K57])" office:value-type="float" office:value="0">
            <text:p>#VALUE!</text:p>
          </table:table-cell>
          <table:table-cell table:style-name="ce53" table:formula="of:=FIND(&quot;.&quot;;[.B57];1)" office:value-type="float" office:value="0">
            <text:p>#VALUE!</text:p>
          </table:table-cell>
          <table:table-cell table:formula="of:=LEN([.B57])" office:value-type="float" office:value="0">
            <text:p>0</text:p>
          </table:table-cell>
          <table:table-cell table:formula="of:=[.J57]-[.I5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7" table:number-columns-repeated="2"/>
          <table:table-cell table:style-name="ce10" table:number-columns-repeated="2"/>
          <table:table-cell table:style-name="ce51"/>
          <table:table-cell table:style-name="ce10" table:formula="of:=RIGHT([.B58];[.K58])" office:value-type="float" office:value="0">
            <text:p>#VALUE!</text:p>
          </table:table-cell>
          <table:table-cell table:style-name="ce53" table:formula="of:=FIND(&quot;.&quot;;[.B58];1)" office:value-type="float" office:value="0">
            <text:p>#VALUE!</text:p>
          </table:table-cell>
          <table:table-cell table:formula="of:=LEN([.B58])" office:value-type="float" office:value="0">
            <text:p>0</text:p>
          </table:table-cell>
          <table:table-cell table:formula="of:=[.J58]-[.I5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59]=&quot;&quot;;[.C59];CONCATENATE([.C59];&quot; / &quot;;[.E59]))" office:value-type="float" office:value="0">
            <text:p>0</text:p>
          </table:table-cell>
          <table:table-cell table:style-name="ce10" table:formula="of:=RIGHT([.B59];[.K59])" office:value-type="float" office:value="0">
            <text:p>#VALUE!</text:p>
          </table:table-cell>
          <table:table-cell table:style-name="ce53" table:formula="of:=FIND(&quot;.&quot;;[.B59];1)" office:value-type="float" office:value="0">
            <text:p>#VALUE!</text:p>
          </table:table-cell>
          <table:table-cell table:formula="of:=LEN([.B59])" office:value-type="float" office:value="0">
            <text:p>0</text:p>
          </table:table-cell>
          <table:table-cell table:formula="of:=[.J59]-[.I5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0]=&quot;&quot;;[.C60];CONCATENATE([.C60];&quot; / &quot;;[.E60]))" office:value-type="float" office:value="0">
            <text:p>0</text:p>
          </table:table-cell>
          <table:table-cell table:style-name="ce10" table:formula="of:=RIGHT([.B60];[.K60])" office:value-type="float" office:value="0">
            <text:p>#VALUE!</text:p>
          </table:table-cell>
          <table:table-cell table:style-name="ce53" table:formula="of:=FIND(&quot;.&quot;;[.B60];1)" office:value-type="float" office:value="0">
            <text:p>#VALUE!</text:p>
          </table:table-cell>
          <table:table-cell table:formula="of:=LEN([.B60])" office:value-type="float" office:value="0">
            <text:p>0</text:p>
          </table:table-cell>
          <table:table-cell table:formula="of:=[.J60]-[.I6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8"/>
          <table:table-cell table:style-name="ce10"/>
          <table:table-cell table:style-name="ce10"/>
          <table:table-cell table:style-name="ce51" table:formula="of:=IF([.E61]=&quot;&quot;;[.C61];CONCATENATE([.C61];&quot; / &quot;;[.E61]))" office:value-type="float" office:value="0">
            <text:p>0</text:p>
          </table:table-cell>
          <table:table-cell table:style-name="ce10" table:formula="of:=RIGHT([.B61];[.K61])" office:value-type="float" office:value="0">
            <text:p>#VALUE!</text:p>
          </table:table-cell>
          <table:table-cell table:style-name="ce53" table:formula="of:=FIND(&quot;.&quot;;[.B61];1)" office:value-type="float" office:value="0">
            <text:p>#VALUE!</text:p>
          </table:table-cell>
          <table:table-cell table:formula="of:=LEN([.B61])" office:value-type="float" office:value="0">
            <text:p>0</text:p>
          </table:table-cell>
          <table:table-cell table:formula="of:=[.J61]-[.I6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8"/>
          <table:table-cell table:style-name="ce10"/>
          <table:table-cell table:style-name="ce10"/>
          <table:table-cell table:style-name="ce51" table:formula="of:=IF([.E62]=&quot;&quot;;[.C62];CONCATENATE([.C62];&quot; / &quot;;[.E62]))" office:value-type="float" office:value="0">
            <text:p>0</text:p>
          </table:table-cell>
          <table:table-cell table:style-name="ce10" table:formula="of:=RIGHT([.B62];[.K62])" office:value-type="float" office:value="0">
            <text:p>#VALUE!</text:p>
          </table:table-cell>
          <table:table-cell table:style-name="ce53" table:formula="of:=FIND(&quot;.&quot;;[.B62];1)" office:value-type="float" office:value="0">
            <text:p>#VALUE!</text:p>
          </table:table-cell>
          <table:table-cell table:formula="of:=LEN([.B62])" office:value-type="float" office:value="0">
            <text:p>0</text:p>
          </table:table-cell>
          <table:table-cell table:formula="of:=[.J62]-[.I6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3]=&quot;&quot;;[.C63];CONCATENATE([.C63];&quot; / &quot;;[.E63]))" office:value-type="float" office:value="0">
            <text:p>0</text:p>
          </table:table-cell>
          <table:table-cell table:style-name="ce10" table:formula="of:=RIGHT([.B63];[.K63])" office:value-type="float" office:value="0">
            <text:p>#VALUE!</text:p>
          </table:table-cell>
          <table:table-cell table:style-name="ce53" table:formula="of:=FIND(&quot;.&quot;;[.B63];1)" office:value-type="float" office:value="0">
            <text:p>#VALUE!</text:p>
          </table:table-cell>
          <table:table-cell table:formula="of:=LEN([.B63])" office:value-type="float" office:value="0">
            <text:p>0</text:p>
          </table:table-cell>
          <table:table-cell table:formula="of:=[.J63]-[.I6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4]=&quot;&quot;;[.C64];CONCATENATE([.C64];&quot; / &quot;;[.E64]))" office:value-type="float" office:value="0">
            <text:p>0</text:p>
          </table:table-cell>
          <table:table-cell table:style-name="ce10" table:formula="of:=RIGHT([.B64];[.K64])" office:value-type="float" office:value="0">
            <text:p>#VALUE!</text:p>
          </table:table-cell>
          <table:table-cell table:style-name="ce53" table:formula="of:=FIND(&quot;.&quot;;[.B64];1)" office:value-type="float" office:value="0">
            <text:p>#VALUE!</text:p>
          </table:table-cell>
          <table:table-cell table:formula="of:=LEN([.B64])" office:value-type="float" office:value="0">
            <text:p>0</text:p>
          </table:table-cell>
          <table:table-cell table:formula="of:=[.J64]-[.I6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5]=&quot;&quot;;[.C65];CONCATENATE([.C65];&quot; / &quot;;[.E65]))" office:value-type="float" office:value="0">
            <text:p>0</text:p>
          </table:table-cell>
          <table:table-cell table:style-name="ce10" table:formula="of:=RIGHT([.B65];[.K65])" office:value-type="float" office:value="0">
            <text:p>#VALUE!</text:p>
          </table:table-cell>
          <table:table-cell table:style-name="ce53" table:formula="of:=FIND(&quot;.&quot;;[.B65];1)" office:value-type="float" office:value="0">
            <text:p>#VALUE!</text:p>
          </table:table-cell>
          <table:table-cell table:formula="of:=LEN([.B65])" office:value-type="float" office:value="0">
            <text:p>0</text:p>
          </table:table-cell>
          <table:table-cell table:formula="of:=[.J65]-[.I6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6]=&quot;&quot;;[.C66];CONCATENATE([.C66];&quot; / &quot;;[.E66]))" office:value-type="float" office:value="0">
            <text:p>0</text:p>
          </table:table-cell>
          <table:table-cell table:style-name="ce10" table:formula="of:=RIGHT([.B66];[.K66])" office:value-type="float" office:value="0">
            <text:p>#VALUE!</text:p>
          </table:table-cell>
          <table:table-cell table:style-name="ce53" table:formula="of:=FIND(&quot;.&quot;;[.B66];1)" office:value-type="float" office:value="0">
            <text:p>#VALUE!</text:p>
          </table:table-cell>
          <table:table-cell table:formula="of:=LEN([.B66])" office:value-type="float" office:value="0">
            <text:p>0</text:p>
          </table:table-cell>
          <table:table-cell table:formula="of:=[.J66]-[.I6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67]=&quot;&quot;;[.C67];CONCATENATE([.C67];&quot; / &quot;;[.E67]))" office:value-type="float" office:value="0">
            <text:p>0</text:p>
          </table:table-cell>
          <table:table-cell table:style-name="ce10" table:formula="of:=RIGHT([.B67];[.K67])" office:value-type="float" office:value="0">
            <text:p>#VALUE!</text:p>
          </table:table-cell>
          <table:table-cell table:style-name="ce53" table:formula="of:=FIND(&quot;.&quot;;[.B67];1)" office:value-type="float" office:value="0">
            <text:p>#VALUE!</text:p>
          </table:table-cell>
          <table:table-cell table:formula="of:=LEN([.B67])" office:value-type="float" office:value="0">
            <text:p>0</text:p>
          </table:table-cell>
          <table:table-cell table:formula="of:=[.J67]-[.I6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8]=&quot;&quot;;[.C68];CONCATENATE([.C68];&quot; / &quot;;[.E68]))" office:value-type="float" office:value="0">
            <text:p>0</text:p>
          </table:table-cell>
          <table:table-cell table:style-name="ce10" table:formula="of:=RIGHT([.B68];[.K68])" office:value-type="float" office:value="0">
            <text:p>#VALUE!</text:p>
          </table:table-cell>
          <table:table-cell table:style-name="ce53" table:formula="of:=FIND(&quot;.&quot;;[.B68];1)" office:value-type="float" office:value="0">
            <text:p>#VALUE!</text:p>
          </table:table-cell>
          <table:table-cell table:formula="of:=LEN([.B68])" office:value-type="float" office:value="0">
            <text:p>0</text:p>
          </table:table-cell>
          <table:table-cell table:formula="of:=[.J68]-[.I6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69]=&quot;&quot;;[.C69];CONCATENATE([.C69];&quot; / &quot;;[.E69]))" office:value-type="float" office:value="0">
            <text:p>0</text:p>
          </table:table-cell>
          <table:table-cell table:style-name="ce10" table:formula="of:=RIGHT([.B69];[.K69])" office:value-type="float" office:value="0">
            <text:p>#VALUE!</text:p>
          </table:table-cell>
          <table:table-cell table:style-name="ce53" table:formula="of:=FIND(&quot;.&quot;;[.B69];1)" office:value-type="float" office:value="0">
            <text:p>#VALUE!</text:p>
          </table:table-cell>
          <table:table-cell table:formula="of:=LEN([.B69])" office:value-type="float" office:value="0">
            <text:p>0</text:p>
          </table:table-cell>
          <table:table-cell table:formula="of:=[.J69]-[.I6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7" table:number-columns-repeated="2"/>
          <table:table-cell table:style-name="ce10" table:number-columns-repeated="2"/>
          <table:table-cell table:style-name="ce51"/>
          <table:table-cell table:style-name="ce10" table:formula="of:=RIGHT([.B70];[.K70])" office:value-type="float" office:value="0">
            <text:p>#VALUE!</text:p>
          </table:table-cell>
          <table:table-cell table:style-name="ce53" table:formula="of:=FIND(&quot;.&quot;;[.B70];1)" office:value-type="float" office:value="0">
            <text:p>#VALUE!</text:p>
          </table:table-cell>
          <table:table-cell table:formula="of:=LEN([.B70])" office:value-type="float" office:value="0">
            <text:p>0</text:p>
          </table:table-cell>
          <table:table-cell table:formula="of:=[.J70]-[.I7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1]=&quot;&quot;;[.C71];CONCATENATE([.C71];&quot; / &quot;;[.E71]))" office:value-type="float" office:value="0">
            <text:p>0</text:p>
          </table:table-cell>
          <table:table-cell table:style-name="ce10" table:formula="of:=RIGHT([.B71];[.K71])" office:value-type="float" office:value="0">
            <text:p>#VALUE!</text:p>
          </table:table-cell>
          <table:table-cell table:style-name="ce53" table:formula="of:=FIND(&quot;.&quot;;[.B71];1)" office:value-type="float" office:value="0">
            <text:p>#VALUE!</text:p>
          </table:table-cell>
          <table:table-cell table:formula="of:=LEN([.B71])" office:value-type="float" office:value="0">
            <text:p>0</text:p>
          </table:table-cell>
          <table:table-cell table:formula="of:=[.J71]-[.I7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2]=&quot;&quot;;[.C72];CONCATENATE([.C72];&quot; / &quot;;[.E72]))" office:value-type="float" office:value="0">
            <text:p>0</text:p>
          </table:table-cell>
          <table:table-cell table:style-name="ce10" table:formula="of:=RIGHT([.B72];[.K72])" office:value-type="float" office:value="0">
            <text:p>#VALUE!</text:p>
          </table:table-cell>
          <table:table-cell table:style-name="ce53" table:formula="of:=FIND(&quot;.&quot;;[.B72];1)" office:value-type="float" office:value="0">
            <text:p>#VALUE!</text:p>
          </table:table-cell>
          <table:table-cell table:formula="of:=LEN([.B72])" office:value-type="float" office:value="0">
            <text:p>0</text:p>
          </table:table-cell>
          <table:table-cell table:formula="of:=[.J72]-[.I7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73]=&quot;&quot;;[.C73];CONCATENATE([.C73];&quot; / &quot;;[.E73]))" office:value-type="float" office:value="0">
            <text:p>0</text:p>
          </table:table-cell>
          <table:table-cell table:style-name="ce10" table:formula="of:=RIGHT([.B73];[.K73])" office:value-type="float" office:value="0">
            <text:p>#VALUE!</text:p>
          </table:table-cell>
          <table:table-cell table:style-name="ce53" table:formula="of:=FIND(&quot;.&quot;;[.B73];1)" office:value-type="float" office:value="0">
            <text:p>#VALUE!</text:p>
          </table:table-cell>
          <table:table-cell table:formula="of:=LEN([.B73])" office:value-type="float" office:value="0">
            <text:p>0</text:p>
          </table:table-cell>
          <table:table-cell table:formula="of:=[.J73]-[.I7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74]=&quot;&quot;;[.C74];CONCATENATE([.C74];&quot; / &quot;;[.E74]))" office:value-type="float" office:value="0">
            <text:p>0</text:p>
          </table:table-cell>
          <table:table-cell table:style-name="ce10" table:formula="of:=RIGHT([.B74];[.K74])" office:value-type="float" office:value="0">
            <text:p>#VALUE!</text:p>
          </table:table-cell>
          <table:table-cell table:style-name="ce53" table:formula="of:=FIND(&quot;.&quot;;[.B74];1)" office:value-type="float" office:value="0">
            <text:p>#VALUE!</text:p>
          </table:table-cell>
          <table:table-cell table:formula="of:=LEN([.B74])" office:value-type="float" office:value="0">
            <text:p>0</text:p>
          </table:table-cell>
          <table:table-cell table:formula="of:=[.J74]-[.I7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5]=&quot;&quot;;[.C75];CONCATENATE([.C75];&quot; / &quot;;[.E75]))" office:value-type="float" office:value="0">
            <text:p>0</text:p>
          </table:table-cell>
          <table:table-cell table:style-name="ce10" table:formula="of:=RIGHT([.B75];[.K75])" office:value-type="float" office:value="0">
            <text:p>#VALUE!</text:p>
          </table:table-cell>
          <table:table-cell table:style-name="ce53" table:formula="of:=FIND(&quot;.&quot;;[.B75];1)" office:value-type="float" office:value="0">
            <text:p>#VALUE!</text:p>
          </table:table-cell>
          <table:table-cell table:formula="of:=LEN([.B75])" office:value-type="float" office:value="0">
            <text:p>0</text:p>
          </table:table-cell>
          <table:table-cell table:formula="of:=[.J75]-[.I7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6]=&quot;&quot;;[.C76];CONCATENATE([.C76];&quot; / &quot;;[.E76]))" office:value-type="float" office:value="0">
            <text:p>0</text:p>
          </table:table-cell>
          <table:table-cell table:style-name="ce10" table:formula="of:=RIGHT([.B76];[.K76])" office:value-type="float" office:value="0">
            <text:p>#VALUE!</text:p>
          </table:table-cell>
          <table:table-cell table:style-name="ce53" table:formula="of:=FIND(&quot;.&quot;;[.B76];1)" office:value-type="float" office:value="0">
            <text:p>#VALUE!</text:p>
          </table:table-cell>
          <table:table-cell table:formula="of:=LEN([.B76])" office:value-type="float" office:value="0">
            <text:p>0</text:p>
          </table:table-cell>
          <table:table-cell table:formula="of:=[.J76]-[.I7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7]=&quot;&quot;;[.C77];CONCATENATE([.C77];&quot; / &quot;;[.E77]))" office:value-type="float" office:value="0">
            <text:p>0</text:p>
          </table:table-cell>
          <table:table-cell table:style-name="ce10" table:formula="of:=RIGHT([.B77];[.K77])" office:value-type="float" office:value="0">
            <text:p>#VALUE!</text:p>
          </table:table-cell>
          <table:table-cell table:style-name="ce53" table:formula="of:=FIND(&quot;.&quot;;[.B77];1)" office:value-type="float" office:value="0">
            <text:p>#VALUE!</text:p>
          </table:table-cell>
          <table:table-cell table:formula="of:=LEN([.B77])" office:value-type="float" office:value="0">
            <text:p>0</text:p>
          </table:table-cell>
          <table:table-cell table:formula="of:=[.J77]-[.I7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78]=&quot;&quot;;[.C78];CONCATENATE([.C78];&quot; / &quot;;[.E78]))" office:value-type="float" office:value="0">
            <text:p>0</text:p>
          </table:table-cell>
          <table:table-cell table:style-name="ce10" table:formula="of:=RIGHT([.B78];[.K78])" office:value-type="float" office:value="0">
            <text:p>#VALUE!</text:p>
          </table:table-cell>
          <table:table-cell table:style-name="ce53" table:formula="of:=FIND(&quot;.&quot;;[.B78];1)" office:value-type="float" office:value="0">
            <text:p>#VALUE!</text:p>
          </table:table-cell>
          <table:table-cell table:formula="of:=LEN([.B78])" office:value-type="float" office:value="0">
            <text:p>0</text:p>
          </table:table-cell>
          <table:table-cell table:formula="of:=[.J78]-[.I7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9]=&quot;&quot;;[.C79];CONCATENATE([.C79];&quot; / &quot;;[.E79]))" office:value-type="float" office:value="0">
            <text:p>0</text:p>
          </table:table-cell>
          <table:table-cell table:style-name="ce10" table:formula="of:=RIGHT([.B79];[.K79])" office:value-type="float" office:value="0">
            <text:p>#VALUE!</text:p>
          </table:table-cell>
          <table:table-cell table:style-name="ce53" table:formula="of:=FIND(&quot;.&quot;;[.B79];1)" office:value-type="float" office:value="0">
            <text:p>#VALUE!</text:p>
          </table:table-cell>
          <table:table-cell table:formula="of:=LEN([.B79])" office:value-type="float" office:value="0">
            <text:p>0</text:p>
          </table:table-cell>
          <table:table-cell table:formula="of:=[.J79]-[.I7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80]=&quot;&quot;;[.C80];CONCATENATE([.C80];&quot; / &quot;;[.E80]))" office:value-type="float" office:value="0">
            <text:p>0</text:p>
          </table:table-cell>
          <table:table-cell table:style-name="ce10" table:formula="of:=RIGHT([.B80];[.K80])" office:value-type="float" office:value="0">
            <text:p>#VALUE!</text:p>
          </table:table-cell>
          <table:table-cell table:style-name="ce53" table:formula="of:=FIND(&quot;.&quot;;[.B80];1)" office:value-type="float" office:value="0">
            <text:p>#VALUE!</text:p>
          </table:table-cell>
          <table:table-cell table:formula="of:=LEN([.B80])" office:value-type="float" office:value="0">
            <text:p>0</text:p>
          </table:table-cell>
          <table:table-cell table:formula="of:=[.J80]-[.I8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20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81]=&quot;&quot;;[.C81];CONCATENATE([.C81];&quot; / &quot;;[.E81]))" office:value-type="float" office:value="0">
            <text:p>0</text:p>
          </table:table-cell>
          <table:table-cell table:style-name="ce10" table:formula="of:=RIGHT([.B81];[.K81])" office:value-type="float" office:value="0">
            <text:p>#VALUE!</text:p>
          </table:table-cell>
          <table:table-cell table:style-name="ce53" table:formula="of:=FIND(&quot;.&quot;;[.B81];1)" office:value-type="float" office:value="0">
            <text:p>#VALUE!</text:p>
          </table:table-cell>
          <table:table-cell table:formula="of:=LEN([.B81])" office:value-type="float" office:value="0">
            <text:p>0</text:p>
          </table:table-cell>
          <table:table-cell table:formula="of:=[.J81]-[.I8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82]=&quot;&quot;;[.C82];CONCATENATE([.C82];&quot; / &quot;;[.E82]))" office:value-type="float" office:value="0">
            <text:p>0</text:p>
          </table:table-cell>
          <table:table-cell table:style-name="ce10" table:formula="of:=RIGHT([.B82];[.K82])" office:value-type="float" office:value="0">
            <text:p>#VALUE!</text:p>
          </table:table-cell>
          <table:table-cell table:style-name="ce53" table:formula="of:=FIND(&quot;.&quot;;[.B82];1)" office:value-type="float" office:value="0">
            <text:p>#VALUE!</text:p>
          </table:table-cell>
          <table:table-cell table:formula="of:=LEN([.B82])" office:value-type="float" office:value="0">
            <text:p>0</text:p>
          </table:table-cell>
          <table:table-cell table:formula="of:=[.J82]-[.I8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83]=&quot;&quot;;[.C83];CONCATENATE([.C83];&quot; / &quot;;[.E83]))" office:value-type="float" office:value="0">
            <text:p>0</text:p>
          </table:table-cell>
          <table:table-cell table:style-name="ce10" table:formula="of:=RIGHT([.B83];[.K83])" office:value-type="float" office:value="0">
            <text:p>#VALUE!</text:p>
          </table:table-cell>
          <table:table-cell table:style-name="ce53" table:formula="of:=FIND(&quot;.&quot;;[.B83];1)" office:value-type="float" office:value="0">
            <text:p>#VALUE!</text:p>
          </table:table-cell>
          <table:table-cell table:formula="of:=LEN([.B83])" office:value-type="float" office:value="0">
            <text:p>0</text:p>
          </table:table-cell>
          <table:table-cell table:formula="of:=[.J83]-[.I8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8"/>
          <table:table-cell table:style-name="ce29"/>
          <table:table-cell table:style-name="ce10" table:number-columns-repeated="2"/>
          <table:table-cell table:style-name="ce51"/>
          <table:table-cell table:style-name="ce10" table:formula="of:=RIGHT([.B84];[.K84])" office:value-type="float" office:value="0">
            <text:p>#VALUE!</text:p>
          </table:table-cell>
          <table:table-cell table:style-name="ce53" table:formula="of:=FIND(&quot;.&quot;;[.B84];1)" office:value-type="float" office:value="0">
            <text:p>#VALUE!</text:p>
          </table:table-cell>
          <table:table-cell table:formula="of:=LEN([.B84])" office:value-type="float" office:value="0">
            <text:p>0</text:p>
          </table:table-cell>
          <table:table-cell table:formula="of:=[.J84]-[.I8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10" table:formula="of:=RIGHT([.B85];[.K85])" office:value-type="float" office:value="0">
            <text:p>#VALUE!</text:p>
          </table:table-cell>
          <table:table-cell table:style-name="ce53" table:formula="of:=FIND(&quot;.&quot;;[.B85];1)" office:value-type="float" office:value="0">
            <text:p>#VALUE!</text:p>
          </table:table-cell>
          <table:table-cell table:formula="of:=LEN([.B85])" office:value-type="float" office:value="0">
            <text:p>0</text:p>
          </table:table-cell>
          <table:table-cell table:formula="of:=[.J85]-[.I8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7" table:number-columns-repeated="2"/>
          <table:table-cell table:style-name="ce10" table:number-columns-repeated="2"/>
          <table:table-cell table:style-name="ce51"/>
          <table:table-cell table:style-name="ce10" table:formula="of:=RIGHT([.B86];[.K86])" office:value-type="float" office:value="0">
            <text:p>#VALUE!</text:p>
          </table:table-cell>
          <table:table-cell table:style-name="ce53" table:formula="of:=FIND(&quot;.&quot;;[.B86];1)" office:value-type="float" office:value="0">
            <text:p>#VALUE!</text:p>
          </table:table-cell>
          <table:table-cell table:formula="of:=LEN([.B86])" office:value-type="float" office:value="0">
            <text:p>0</text:p>
          </table:table-cell>
          <table:table-cell table:formula="of:=[.J86]-[.I8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10" table:formula="of:=RIGHT([.B87];[.K87])" office:value-type="float" office:value="0">
            <text:p>#VALUE!</text:p>
          </table:table-cell>
          <table:table-cell table:style-name="ce53" table:formula="of:=FIND(&quot;.&quot;;[.B87];1)" office:value-type="float" office:value="0">
            <text:p>#VALUE!</text:p>
          </table:table-cell>
          <table:table-cell table:formula="of:=LEN([.B87])" office:value-type="float" office:value="0">
            <text:p>0</text:p>
          </table:table-cell>
          <table:table-cell table:formula="of:=[.J87]-[.I8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36"/>
          <table:table-cell table:style-name="ce27"/>
          <table:table-cell table:style-name="ce10" table:number-columns-repeated="2"/>
          <table:table-cell table:style-name="ce51"/>
          <table:table-cell table:style-name="ce10" table:formula="of:=RIGHT([.B88];[.K88])" office:value-type="float" office:value="0">
            <text:p>#VALUE!</text:p>
          </table:table-cell>
          <table:table-cell table:style-name="ce53" table:formula="of:=FIND(&quot;.&quot;;[.B88];1)" office:value-type="float" office:value="0">
            <text:p>#VALUE!</text:p>
          </table:table-cell>
          <table:table-cell table:formula="of:=LEN([.B88])" office:value-type="float" office:value="0">
            <text:p>0</text:p>
          </table:table-cell>
          <table:table-cell table:formula="of:=[.J88]-[.I8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36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 table:number-rows-repeated="2">
          <table:table-cell table:style-name="ce5"/>
          <table:table-cell table:style-name="ce10"/>
          <table:table-cell table:style-name="ce36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 table:number-rows-repeated="7">
          <table:table-cell table:style-name="ce5"/>
          <table:table-cell table:style-name="ce10"/>
          <table:table-cell table:style-name="ce18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 office:value-type="float" office:value="1">
            <text:p>1</text:p>
          </table:table-cell>
          <table:table-cell table:style-name="ce10"/>
          <table:table-cell table:style-name="ce20"/>
          <table:table-cell table:style-name="ce29"/>
          <table:table-cell table:style-name="ce10"/>
          <table:table-cell table:style-name="ce10"/>
          <table:table-cell table:style-name="ce51" table:formula="of:=IF([.E101]=&quot;&quot;;[.C101];CONCATENATE([.C101];&quot; / &quot;;[.E101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 office:value-type="float" office:value="2">
            <text:p>2</text:p>
          </table:table-cell>
          <table:table-cell table:style-name="ce10"/>
          <table:table-cell table:style-name="ce20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 office:value-type="float" office:value="3">
            <text:p>3</text:p>
          </table:table-cell>
          <table:table-cell table:style-name="ce10"/>
          <table:table-cell table:style-name="ce27" office:value-type="string">
            <text:p>**</text:p>
          </table:table-cell>
          <table:table-cell table:style-name="ce10"/>
          <table:table-cell table:style-name="ce10"/>
          <table:table-cell table:style-name="ce10"/>
          <table:table-cell table:style-name="ce51" table:formula="of:=IF([.E103]=&quot;&quot;;[.C103];CONCATENATE([.C103];&quot; / &quot;;[.E103]))" office:value-type="string" office:string-value="**">
            <text:p>**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 office:value-type="float" office:value="4">
            <text:p>4</text:p>
          </table:table-cell>
          <table:table-cell table:style-name="ce10"/>
          <table:table-cell table:style-name="ce28" office:value-type="string">
            <text:p>:m other / log / 寝る前　ウェブ閲覧　記録　（for オナニー） / 未了 / other=~</text:p>
          </table:table-cell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 office:value-type="float" office:value="5">
            <text:p>5</text:p>
          </table:table-cell>
          <table:table-cell table:style-name="ce10"/>
          <table:table-cell table:style-name="ce27" office:value-type="string">
            <text:p>:m :PHOTO 寝た時刻 / 2022</text:p>
          </table:table-cell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 office:value-type="float" office:value="6">
            <text:p>6</text:p>
          </table:table-cell>
          <table:table-cell table:style-name="ce10"/>
          <table:table-cell table:style-name="ce29" office:value-type="string">
            <text:p>:m :PHOTO 起きた時刻（夜中） / 2022</text:p>
          </table:table-cell>
          <table:table-cell table:style-name="ce28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 office:value-type="float" office:value="7">
            <text:p>7</text:p>
          </table:table-cell>
          <table:table-cell table:style-name="ce10"/>
          <table:table-cell table:style-name="ce27" office:value-type="string">
            <text:p>:m :PHOTO 起きた時刻 / 2022</text:p>
          </table:table-cell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 office:value-type="float" office:value="8">
            <text:p>8</text:p>
          </table:table-cell>
          <table:table-cell table:style-name="ce10"/>
          <table:table-cell table:style-name="ce20" office:value-type="string">
            <text:p>:m 記録 / お酒：飲んだ量</text:p>
          </table:table-cell>
          <table:table-cell table:style-name="ce27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 office:value-type="float" office:value="9">
            <text:p>9</text:p>
          </table:table-cell>
          <table:table-cell table:style-name="ce10"/>
          <table:table-cell table:style-name="ce27" office:value-type="string">
            <text:p>:m 食べた物 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 office:value-type="float" office:value="10">
            <text:p>10</text:p>
          </table:table-cell>
          <table:table-cell table:style-name="ce10"/>
          <table:table-cell table:style-name="ce27" office:value-type="string">
            <text:p>**</text:p>
          </table:table-cell>
          <table:table-cell table:style-name="ce28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 office:value-type="float" office:value="11">
            <text:p>11</text:p>
          </table:table-cell>
          <table:table-cell table:style-name="ce10"/>
          <table:table-cell table:style-name="ce27" office:value-type="string">
            <text:p>**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 office:value-type="float" office:value="12">
            <text:p>12</text:p>
          </table:table-cell>
          <table:table-cell table:style-name="ce10"/>
          <table:table-cell table:style-name="ce36" office:value-type="string">
            <text:p>:m XXX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7" office:value-type="string">
            <text:p>:m 食べた物 </text:p>
          </table:table-cell>
          <table:table-cell table:style-name="ce27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7" office:value-type="string">
            <text:p>:PHOTO 記録用 / location=自室 / 自然観察 / target=カビ：お神酒：表面に生えている,other=~</text:p>
          </table:table-cell>
          <table:table-cell table:style-name="ce27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7" office:value-type="string">
            <text:p>:PHOTO 記録用 / @自宅；東側；洗面所から見える；東の犬走り / 自然観察 / 花</text:p>
          </table:table-cell>
          <table:table-cell table:style-name="ce27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7" office:value-type="string">
            <text:p>:PHOTO 記録用 / @自宅；東側；洗面所から見える；東の犬走り / 自然観察 / 草むら</text:p>
          </table:table-cell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7"/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7" office:value-type="string">
            <text:p>:PHOTO 記録用 / @自宅；東側；洗面所から見える；東の犬走り / 自然観察 / 花</text:p>
          </table:table-cell>
          <table:table-cell table:style-name="ce27" office:value-type="string">
            <text:p>east</text:p>
          </table:table-cell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9" office:value-type="string">
            <text:p>:m :PHOTO 起きた時刻（夜中） / 2022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7" office:value-type="string">
            <text:p>:m :PHOTO 寝た時刻 / 2022 / オナニー、未了、duration=XX時間ぐらい,other=~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table:number-columns-repeated="2"/>
          <table:table-cell table:style-name="ce27" office:value-type="string">
            <text:p>:m :PHOTO 起きた時刻 / 2022</text:p>
          </table:table-cell>
          <table:table-cell table:style-name="ce29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 office:value-type="string">
            <text:p><text:s/>:m :PHOTO 起きた時刻 / 2022 / other=実際の時刻：４０分ぐらい前 </text:p>
          </table:table-cell>
          <table:table-cell table:style-name="ce29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 office:value-type="string">
            <text:p><text:s/>:m :PHOTO 起きた時刻（二度寝） / 2022</text:p>
          </table:table-cell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5"/>
          <table:table-cell table:style-name="ce10"/>
          <table:table-cell table:style-name="ce27" table:number-columns-repeated="2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0" table:number-columns-repeated="2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9"/>
          <table:table-cell table:style-name="ce27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9" table:number-columns-repeated="2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20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9">
          <table:table-cell table:style-name="ce10" table:number-columns-repeated="2"/>
          <table:table-cell table:style-name="ce29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20" table:number-columns-repeated="2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9"/>
          <table:table-cell table:style-name="ce27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20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9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0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0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86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20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37"/>
          <table:table-cell table:number-columns-repeated="3"/>
          <table:table-cell table:style-name="ce51"/>
          <table:table-cell table:number-columns-repeated="1017"/>
        </table:table-row>
        <table:table-row table:style-name="ro3">
          <table:table-cell table:number-columns-repeated="2"/>
          <table:table-cell table:style-name="ce38"/>
          <table:table-cell table:number-columns-repeated="1021"/>
        </table:table-row>
        <table:table-row table:style-name="ro3">
          <table:table-cell table:number-columns-repeated="2"/>
          <table:table-cell table:style-name="ce39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40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5">
          <table:table-cell table:number-columns-repeated="2"/>
          <table:table-cell table:style-name="ce40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*</text:p>
          </table:table-cell>
          <table:table-cell table:style-name="ce21" office:value-type="string">
            <text:p>blank</text:p>
          </table:table-cell>
          <table:table-cell table:style-name="ce41" table:formula="of:=COUNTBLANK([.$C$2:.C8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2" office:value-type="string">
            <text:p>-*</text:p>
          </table:table-cell>
          <table:table-cell table:style-name="ce42" table:formula="of:=COUNTIF([.$C$2:.$C18] ;&quot;-\*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3" office:value-type="string">
            <text:p>XXX</text:p>
          </table:table-cell>
          <table:table-cell table:style-name="ce43" table:formula="of:=SUM([.C2:.C243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1" office:value-type="string">
            <text:p>total</text:p>
          </table:table-cell>
          <table:table-cell table:style-name="ce41" table:formula="of:=COUNTA([.$B$2:.$B27])" office:value-type="float" office:value="18">
            <text:p>18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4" office:value-type="string">
            <text:p>blanks</text:p>
          </table:table-cell>
          <table:table-cell table:style-name="ce44"/>
          <table:table-cell table:number-columns-repeated="1021"/>
        </table:table-row>
        <table:table-row table:style-name="ro3" table:visibility="collapse">
          <table:table-cell table:style-name="ce13"/>
          <table:table-cell table:style-name="ce25" office:value-type="string">
            <text:p>:m XXX</text:p>
          </table:table-cell>
          <table:table-cell table:style-name="ce41" table:formula="of:=COUNTIF([.$C$2:.$C241];&quot;:m XXX&quot;)" office:value-type="float" office:value="1">
            <text:p>1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1" office:value-type="string">
            <text:p>:m music / log / kb / </text:p>
          </table:table-cell>
          <table:table-cell table:style-name="ce41" table:formula="of:=COUNTIF([.$C$2:.$C27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1" office:value-type="string">
            <text:p>:m XXX</text:p>
          </table:table-cell>
          <table:table-cell table:style-name="ce41" table:formula="of:=COUNTIF([.$C$2:.$C90];&quot;:m XXX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1" office:value-type="string">
            <text:p>:m X-X</text:p>
          </table:table-cell>
          <table:table-cell table:style-name="ce41" table:formula="of:=COUNTIF([.$C$2:.$C27];&quot;:m X-X&quot;)" office:value-type="float" office:value="0">
            <text:p>0</text:p>
          </table:table-cell>
          <table:table-cell table:number-columns-repeated="1021"/>
        </table:table-row>
        <table:table-row table:style-name="ro8" table:visibility="collapse">
          <table:table-cell table:style-name="ce13"/>
          <table:table-cell table:style-name="ce21" office:value-type="string">
            <text:p>:m X-X:X RES / 245 / 『相対性理論』　メラー　永田恒夫、伊藤大介、訳 / p.XX</text:p>
          </table:table-cell>
          <table:table-cell table:style-name="ce41" table:formula="of:=COUNTIF([.$C$2:.$C27];[.B3052])" office:value-type="float" office:value="0">
            <text:p>0</text:p>
          </table:table-cell>
          <table:table-cell table:number-columns-repeated="1021"/>
        </table:table-row>
        <table:table-row table:style-name="ro9" table:visibility="collapse">
          <table:table-cell table:style-name="ce13"/>
          <table:table-cell table:style-name="ce21" office:value-type="string">
            <text:p>:bookmemo / 読んだ本 / 『』 / 著者=XXX</text:p>
          </table:table-cell>
          <table:table-cell table:style-name="ce41" table:formula="of:=COUNTIF([.$C$2:.$C27];[.B3052]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10" office:value-type="string">
            <text:p>:m music / log / gt / || s.1:XXX || s.2:XXX || s.3:XXX || s.4:XXX || s.5:XXX || s.6:XXX || s.7:XXX</text:p>
          </table:table-cell>
          <table:table-cell table:style-name="ce41" table:formula="of:=COUNTIF([.$C$2:.$C27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6"/>
          <table:table-cell table:number-columns-repeated="1022"/>
        </table:table-row>
        <table:table-row table:style-name="ro3" table:visibility="collapse">
          <table:table-cell table:style-name="ce14" office:value-type="string">
            <text:p>*</text:p>
          </table:table-cell>
          <table:table-cell table:style-name="ce27" office:value-type="string">
            <text:p>:m 1-2*5 RES / 245 / 『相対性理論』　メラー　永田恒夫、伊藤大介、訳 / p.81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<text:s/>:m 食べた物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とうふ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とうふ、こんにゃく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ヨーグルト / +=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味噌スープ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カップヌードル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お酒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足の裏 / 水虫 / 右足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右足、かかと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右手、親指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鼻柱、根元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瞼の裏 / 左目</text:p>
          </table:table-cell>
          <table:table-cell table:style-name="ce3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瞼の裏 / 右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口角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顔、ぶつけた跡、ケガ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耳、左 / 腫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目尻 / ひび割れ</text:p>
          </table:table-cell>
          <table:table-cell table:style-name="ce3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足の裏 / ツボ押しのあと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髪の毛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kb / s.1:free,N,flow,R=1 s.2:g.h.,N,R=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:PHOTO 寝た時刻 / 2022 / オナニー、了、duration=１時間ぐらい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other / log / 寝る前　ウェブ閲覧　記録　（for オナニー） / 未了 / 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20" office:value-type="string">
            <text:p>:m :PHOTO 寝た時刻 / 2022</text:p>
          </table:table-cell>
          <table:table-cell table:style-name="ce3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:PHOTO 起きた時刻 / 2022</text:p>
          </table:table-cell>
          <table:table-cell table:style-name="ce27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PHOTO 起きた時刻（夜中） / 202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PHOTO 起きた時刻（二度寝） / 202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PHOTO 記録 / 文書 / 時刻：start=風呂から戻る～end=アダルト関連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0" office:value-type="string">
            <text:p>:m other / log / 寝る前　ウェブ閲覧　記録 / 就寝前の、動画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diary / 20181124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見た夢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温度 / 部屋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30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guitar,gt / 演奏、play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b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recorder,rc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sax / 演奏、play / s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oto / 演奏、play / q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hip-hopダンス、ヒップホップ / h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ダンス、dance-original / d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percussion / 演奏、play / p-2021-062X-X / item=XXX:XX,hitter=XXX:XX,pieces=XXX,genr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記録 / @=XX / topic=XX / subjec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宅 / メモ / topic=XX / conten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guitar,gt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recorder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思ったこと,thought / content=~,topic=~,rec-loc=~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harp / 演奏 / h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in-mid / app=perfect-piano / 演奏、play / id-2021-062X-X / category=~,inst=~,for=~,genre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noten / 実演,perform / n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massage,acupuncture / 実演,perform / n-2021-062X-XX / loc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diary / memo / 20181127 / やりたいこと / (K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diary / notes / 20181130 / (K,C,R,P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diary / diary / 20181206 / (K,C,P,R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/ daylog メモ / 190418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31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art / dessin / D-17 8# / des.竹林、巻雲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32" office:value-type="string">
            <text:p>:tome/ (lang=XX)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th / topic=XXX / content=XXX / lang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th / 考えたこと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lets / action activity / 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/ やって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do / XXX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i FX / coding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i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? X-X*X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VIDEO / @自宅 / 記録 /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kb / score / free / id=GO9M / page.2 / block-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3"/>
          <table:table-cell table:style-name="ce10" office:value-type="string">
            <text:p>:m music / log / gt / memos-eigen / f-XX / p.X || s.1:patt-X,score+</text:p>
          </table:table-cell>
          <table:table-cell table:style-name="ce41" table:formula="of:=COUNTIF([.$C$2:.$C141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4" office:value-type="string">
            <text:p>sakura C:\WORKS_2\WS\WS_Others.Art\JVEMV6\46_art\VIRTUAL\Admin_Projects\libs_admin\cons_ip.py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ask.libreoffice.org/en/question/9205/is-there-a-way-to-add-background-color-to-alternate-rows-of-a-tablespreadsheet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user.lolipop.jp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mysqladmin.lolipop.jp/pma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mages WHERE created_at &gt;= "2019/01/19";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fm11 WHERE _id &lt;= 46998;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4"/>
          <table:table-cell table:style-name="ce14" office:value-type="string">
            <text:p>DELETE FROM ifm11 WHERE _id &lt;= 34748;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4"/>
          <table:table-cell table:style-name="ce14" office:value-type="string">
            <text:p>SELECT * FROM ifm11 WHERE memos == '-*' ORDER BY file_name DESC;</text:p>
          </table:table-cell>
          <table:table-cell table:style-name="ce14"/>
          <table:table-cell table:number-columns-repeated="1021"/>
        </table:table-row>
        <table:table-row table:style-name="ro9">
          <table:table-cell table:style-name="ce15" office:value-type="string">
            <text:p>*</text:p>
          </table:table-cell>
          <table:table-cell table:style-name="ce33" office:value-type="string">
            <text:p>=IF(E2="";C2;CONCATENATE(C2;" / ";E2))</text:p>
          </table:table-cell>
          <table:table-cell table:style-name="ce15"/>
          <table:table-cell table:number-columns-repeated="1021"/>
        </table:table-row>
        <table:table-row table:style-name="ro3">
          <table:table-cell/>
          <table:table-cell table:style-name="ce14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0">
          <table:table-cell/>
          <table:table-cell table:style-name="ce34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2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" table:style-name="ta1" table:print="false">
        <table:table-column table:style-name="co5" table:default-cell-style-name="Default"/>
        <table:table-column table:style-name="co5" table:number-columns-repeated="2" table:default-cell-style-name="ce48"/>
        <table:table-column table:style-name="co5" table:number-columns-repeated="2" table:default-cell-style-name="ce50"/>
        <table:table-column table:style-name="co5" table:number-columns-repeated="2" table:default-cell-style-name="ce48"/>
        <table:table-row table:style-name="ro6">
          <table:table-cell/>
          <table:table-cell table:style-name="Default"/>
          <table:table-cell table:style-name="Default" office:value-type="string">
            <text:p>20220214_092825</text:p>
          </table:table-cell>
          <table:table-cell table:style-name="Default"/>
          <table:table-cell table:style-name="Default" office:value-type="string">
            <text:p><text:s/>:PHOTO 記録 / @自室 / what=ティッシュペーパー / for=~ / occasion=終了：使い切った </text:p>
          </table:table-cell>
          <table:table-cell table:style-name="Default" table:number-columns-repeated="2"/>
        </table:table-row>
        <table:table-row table:style-name="ro7">
          <table:table-cell/>
          <table:table-cell office:value-type="string">
            <text:p>start</text:p>
          </table:table-cell>
          <table:table-cell office:value-type="string">
            <text:p>end</text:p>
          </table:table-cell>
          <table:table-cell table:style-name="ce48" table:number-columns-repeated="2"/>
          <table:table-cell table:number-columns-repeated="2"/>
        </table:table-row>
        <table:table-row table:style-name="ro7">
          <table:table-cell/>
          <table:table-cell table:style-name="ce49" office:value-type="date" office:date-value="2022-01-05">
            <text:p>1月5日</text:p>
          </table:table-cell>
          <table:table-cell table:style-name="ce49" office:value-type="date" office:date-value="2022-01-27">
            <text:p>1月27日</text:p>
          </table:table-cell>
          <table:table-cell table:formula="of:=IF([.E3]=0;[.C3]-[.B3]+365;[.C3]-[.B3])" office:value-type="float" office:value="22">
            <text:p>22</text:p>
          </table:table-cell>
          <table:table-cell table:formula="of:=IF([.C3]&gt;[.B3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720</text:p>
          </table:table-cell>
        </table:table-row>
        <table:table-row table:style-name="ro7">
          <table:table-cell/>
          <table:table-cell table:style-name="ce49" office:value-type="date" office:date-value="2022-12-17">
            <text:p>12月17日</text:p>
          </table:table-cell>
          <table:table-cell table:style-name="ce49" office:value-type="date" office:date-value="2022-01-06">
            <text:p>1月6日</text:p>
          </table:table-cell>
          <table:table-cell table:formula="of:=IF([.E4]=0;[.C4]-[.B4]+365;[.C4]-[.B4])" office:value-type="float" office:value="20">
            <text:p>20</text:p>
          </table:table-cell>
          <table:table-cell table:formula="of:=IF([.C4]&gt;[.B4];1;0)" office:value-type="float" office:value="0">
            <text:p>0</text:p>
          </table:table-cell>
          <table:table-cell table:style-name="ce50"/>
          <table:table-cell office:value-type="string">
            <text:p>http://benfranklin.chips.jp/cake_apps/Cake_IFM11/images/view/51320</text:p>
          </table:table-cell>
        </table:table-row>
        <table:table-row table:style-name="ro7">
          <table:table-cell/>
          <table:table-cell table:style-name="ce49" office:value-type="date" office:date-value="2022-11-26">
            <text:p>11月26日</text:p>
          </table:table-cell>
          <table:table-cell table:style-name="ce49" office:value-type="date" office:date-value="2022-12-17">
            <text:p>12月17日</text:p>
          </table:table-cell>
          <table:table-cell table:formula="of:=IF([.E5]=0;[.C5]-[.B5]+365;[.C5]-[.B5])" office:value-type="float" office:value="21">
            <text:p>21</text:p>
          </table:table-cell>
          <table:table-cell table:formula="of:=IF([.C5]&gt;[.B5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059</text:p>
          </table:table-cell>
        </table:table-row>
        <table:table-row table:style-name="ro7">
          <table:table-cell/>
          <table:table-cell table:style-name="ce49" office:value-type="date" office:date-value="2022-11-05">
            <text:p>11月5日</text:p>
          </table:table-cell>
          <table:table-cell table:style-name="ce49" office:value-type="date" office:date-value="2022-11-26">
            <text:p>11月26日</text:p>
          </table:table-cell>
          <table:table-cell table:formula="of:=IF([.E6]=0;[.C6]-[.B6]+365;[.C6]-[.B6])" office:value-type="float" office:value="21">
            <text:p>21</text:p>
          </table:table-cell>
          <table:table-cell table:formula="of:=IF([.C6]&gt;[.B6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779</text:p>
          </table:table-cell>
        </table:table-row>
        <table:table-row table:style-name="ro7">
          <table:table-cell/>
          <table:table-cell table:style-name="ce49" office:value-type="date" office:date-value="2022-10-07">
            <text:p>10月7日</text:p>
          </table:table-cell>
          <table:table-cell table:style-name="ce49" office:value-type="date" office:date-value="2022-10-20">
            <text:p>10月20日</text:p>
          </table:table-cell>
          <table:table-cell table:formula="of:=IF([.E7]=0;[.C7]-[.B7]+365;[.C7]-[.B7])" office:value-type="float" office:value="13">
            <text:p>13</text:p>
          </table:table-cell>
          <table:table-cell table:formula="of:=IF([.C7]&gt;[.B7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097</text:p>
          </table:table-cell>
        </table:table-row>
        <table:table-row table:style-name="ro6">
          <table:table-cell/>
          <table:table-cell table:style-name="ce49" office:value-type="date" office:date-value="2022-09-23">
            <text:p>9月23日</text:p>
          </table:table-cell>
          <table:table-cell table:style-name="ce49" office:value-type="date" office:date-value="2022-10-07">
            <text:p>10月7日</text:p>
          </table:table-cell>
          <table:table-cell table:formula="of:=IF([.E8]=0;[.C8]-[.B8]+365;[.C8]-[.B8])" office:value-type="float" office:value="14">
            <text:p>14</text:p>
          </table:table-cell>
          <table:table-cell table:formula="of:=IF([.C8]&gt;[.B8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49948</text:p>
          </table:table-cell>
        </table:table-row>
        <table:table-row table:style-name="ro7">
          <table:table-cell/>
          <table:table-cell table:number-columns-repeated="2"/>
          <table:table-cell table:formula="of:=IF([.E9]=0;[.C9]-[.B9]+365;[.C9]-[.B9])" office:value-type="float" office:value="365">
            <text:p>365</text:p>
          </table:table-cell>
          <table:table-cell table:formula="of:=IF([.C9]&gt;[.B9];1;0)" office:value-type="float" office:value="0">
            <text:p>0</text:p>
          </table:table-cell>
          <table:table-cell table:number-columns-repeated="2"/>
        </table:table-row>
        <table:table-row table:style-name="ro7">
          <table:table-cell/>
          <table:table-cell table:number-columns-repeated="2"/>
          <table:table-cell table:formula="of:=IF([.E10]=0;[.C10]-[.B10]+365;[.C10]-[.B10])" office:value-type="float" office:value="365">
            <text:p>365</text:p>
          </table:table-cell>
          <table:table-cell table:formula="of:=IF([.C10]&gt;[.B10];1;0)" office:value-type="float" office:value="0">
            <text:p>0</text:p>
          </table:table-cell>
          <table:table-cell table:number-columns-repeated="2"/>
        </table:table-row>
        <table:table-row table:style-name="ro7" table:number-rows-repeated="5">
          <table:table-cell table:number-columns-repeated="3"/>
          <table:table-cell table:style-name="ce48" table:number-columns-repeated="2"/>
          <table:table-cell table:number-columns-repeated="2"/>
        </table:table-row>
        <table:table-row table:style-name="ro7">
          <table:table-cell table:number-columns-repeated="3"/>
          <table:table-cell table:style-name="ce48" table:number-columns-repeated="2"/>
          <table:table-cell table:number-columns-repeated="2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67:Sheet1.C272" table:on-update-keep-styles="true" table:on-update-keep-size="false"/>
        <table:database-range table:name="XXX" table:target-range-address="Sheet1.B267:Sheet1.B267" table:on-update-keep-styles="true" table:on-update-keep-size="false"/>
        <table:database-range table:name="XXX_music" table:target-range-address="Sheet1.B268:Sheet1.B268" table:on-update-keep-styles="true" table:on-update-keep-size="false"/>
        <table:database-range table:target-range-address="Sheet1.A2:Sheet1.AMJ19" table:contains-header="false">
          <table:sort>
            <table:sort-by table:field-number="2" table:data-type="automatic"/>
            <table:sort-by table:field-number="7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1-06">2022/11/06</text:date>, <text:time>10:58:11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2-11-06T10:58:10.99</dc:date>
    <dc:creator>iwabuchi ken</dc:creator>
    <meta:editing-duration>P50DT13H43M50S</meta:editing-duration>
    <meta:editing-cycles>16431</meta:editing-cycles>
    <meta:document-statistic meta:table-count="2" meta:cell-count="926" meta:object-count="0"/>
    <meta:user-defined meta:name="qrichtext">1</meta:user-defined>
  </office:meta>
</office:document-meta>
</file>